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74d4"/>
    </style:style>
    <style:style style:name="P2" style:family="paragraph" style:parent-style-name="Standard">
      <style:text-properties officeooo:rsid="000b74d4" officeooo:paragraph-rsid="000b74d4"/>
    </style:style>
    <style:style style:name="P3" style:family="paragraph" style:parent-style-name="Standard">
      <style:paragraph-properties fo:text-align="center" style:justify-single-word="false"/>
      <style:text-properties officeooo:rsid="000b74d4"/>
    </style:style>
    <style:style style:name="P4" style:family="paragraph" style:parent-style-name="Standard">
      <style:text-properties fo:font-weight="bold" officeooo:rsid="000b74d4" officeooo:paragraph-rsid="000b74d4" style:font-weight-asian="bold" style:font-weight-complex="bold"/>
    </style:style>
    <style:style style:name="P5" style:family="paragraph" style:parent-style-name="Standard">
      <style:text-properties fo:font-weight="bold" officeooo:rsid="000ed9f7" officeooo:paragraph-rsid="000e3aab" style:font-weight-asian="bold" style:font-weight-complex="bold"/>
    </style:style>
    <style:style style:name="P6" style:family="paragraph" style:parent-style-name="Standard">
      <style:text-properties fo:font-weight="bold" officeooo:rsid="000ed9f7" officeooo:paragraph-rsid="000ed9f7" style:font-weight-asian="bold" style:font-weight-complex="bold"/>
    </style:style>
    <style:style style:name="P7" style:family="paragraph" style:parent-style-name="Standard">
      <style:text-properties fo:font-weight="bold" officeooo:rsid="0010766e" officeooo:paragraph-rsid="0010766e" style:font-weight-asian="bold" style:font-weight-complex="bold"/>
    </style:style>
    <style:style style:name="P8" style:family="paragraph" style:parent-style-name="Standard">
      <style:text-properties fo:font-weight="normal" officeooo:rsid="000b74d4" officeooo:paragraph-rsid="000b74d4" style:font-weight-asian="normal" style:font-weight-complex="normal"/>
    </style:style>
    <style:style style:name="P9" style:family="paragraph" style:parent-style-name="Standard">
      <style:text-properties fo:font-weight="normal" officeooo:rsid="000b74d4" officeooo:paragraph-rsid="000cd858" style:font-weight-asian="normal" style:font-weight-complex="normal"/>
    </style:style>
    <style:style style:name="P10" style:family="paragraph" style:parent-style-name="Standard">
      <style:text-properties fo:font-weight="normal" officeooo:rsid="000b74d4" officeooo:paragraph-rsid="000e3aab" style:font-weight-asian="normal" style:font-weight-complex="normal"/>
    </style:style>
    <style:style style:name="P11" style:family="paragraph" style:parent-style-name="Standard">
      <style:text-properties fo:font-weight="normal" officeooo:rsid="000b74d4" officeooo:paragraph-rsid="000ed9f7" style:font-weight-asian="normal" style:font-weight-complex="normal"/>
    </style:style>
    <style:style style:name="P12" style:family="paragraph" style:parent-style-name="Standard">
      <style:text-properties fo:font-weight="normal" officeooo:rsid="000e3aab" officeooo:paragraph-rsid="000cd858" style:font-weight-asian="normal" style:font-weight-complex="normal"/>
    </style:style>
    <style:style style:name="P13" style:family="paragraph" style:parent-style-name="Standard">
      <style:text-properties fo:font-weight="normal" officeooo:rsid="000e3aab" officeooo:paragraph-rsid="000e3aab" style:font-weight-asian="normal" style:font-weight-complex="normal"/>
    </style:style>
    <style:style style:name="P14" style:family="paragraph" style:parent-style-name="Standard">
      <style:text-properties fo:font-weight="normal" officeooo:rsid="000e3aab" officeooo:paragraph-rsid="0010766e" style:font-weight-asian="normal" style:font-weight-complex="normal"/>
    </style:style>
    <style:style style:name="P15" style:family="paragraph" style:parent-style-name="Standard">
      <style:text-properties fo:font-weight="normal" officeooo:rsid="0010766e" officeooo:paragraph-rsid="0010766e" style:font-weight-asian="normal" style:font-weight-complex="normal"/>
    </style:style>
    <style:style style:name="P16" style:family="paragraph" style:parent-style-name="Standard">
      <style:text-properties fo:font-weight="normal" officeooo:paragraph-rsid="0010766e"/>
    </style:style>
    <style:style style:name="P17" style:family="paragraph" style:parent-style-name="Standard">
      <style:text-properties fo:font-weight="normal" officeooo:rsid="0010766e" officeooo:paragraph-rsid="0011a262"/>
    </style:style>
    <style:style style:name="P18" style:family="paragraph" style:parent-style-name="Standard">
      <style:paragraph-properties style:line-height-at-least="0.423cm"/>
      <style:text-properties fo:font-weight="normal" officeooo:rsid="0010766e" officeooo:paragraph-rsid="0010766e" style:font-weight-asian="bold" style:font-weight-complex="bold"/>
    </style:style>
    <style:style style:name="P19" style:family="paragraph" style:parent-style-name="Standard">
      <style:paragraph-properties style:line-height-at-least="0.423cm"/>
      <style:text-properties fo:font-weight="normal" officeooo:rsid="0010766e" officeooo:paragraph-rsid="001ce559" style:font-weight-asian="bold" style:font-weight-complex="bold"/>
    </style:style>
    <style:style style:name="P20" style:family="paragraph" style:parent-style-name="Standard">
      <style:paragraph-properties style:line-height-at-least="0.423cm"/>
      <style:text-properties fo:font-weight="normal" officeooo:rsid="0010766e" officeooo:paragraph-rsid="002062ee" style:font-weight-asian="bold" style:font-weight-complex="bold"/>
    </style:style>
    <style:style style:name="P21" style:family="paragraph" style:parent-style-name="Standard">
      <style:paragraph-properties style:line-height-at-least="0.423cm"/>
      <style:text-properties fo:font-weight="normal" officeooo:rsid="0010766e" officeooo:paragraph-rsid="0022886d" style:font-weight-asian="bold" style:font-weight-complex="bold"/>
    </style:style>
    <style:style style:name="P22" style:family="paragraph" style:parent-style-name="Standard">
      <style:paragraph-properties style:line-height-at-least="0.423cm"/>
      <style:text-properties fo:font-weight="normal" officeooo:rsid="0010766e" officeooo:paragraph-rsid="0027518e" style:font-weight-asian="bold" style:font-weight-complex="bold"/>
    </style:style>
    <style:style style:name="P23" style:family="paragraph" style:parent-style-name="Standard">
      <style:paragraph-properties style:line-height-at-least="0.423cm"/>
      <style:text-properties fo:font-weight="normal" officeooo:rsid="0010766e" officeooo:paragraph-rsid="002dde14" style:font-weight-asian="bold" style:font-weight-complex="bold"/>
    </style:style>
    <style:style style:name="P24" style:family="paragraph" style:parent-style-name="Standard">
      <style:paragraph-properties style:line-height-at-least="0.423cm"/>
      <style:text-properties fo:font-weight="normal" officeooo:rsid="0010766e" officeooo:paragraph-rsid="002e7952" style:font-weight-asian="bold" style:font-weight-complex="bold"/>
    </style:style>
    <style:style style:name="P25" style:family="paragraph" style:parent-style-name="Standard">
      <style:paragraph-properties style:line-height-at-least="0.423cm"/>
      <style:text-properties fo:font-weight="normal" officeooo:rsid="0010766e" officeooo:paragraph-rsid="0030b615" style:font-weight-asian="bold" style:font-weight-complex="bold"/>
    </style:style>
    <style:style style:name="P26" style:family="paragraph" style:parent-style-name="Standard">
      <style:paragraph-properties style:line-height-at-least="0.423cm"/>
      <style:text-properties fo:font-weight="normal" officeooo:rsid="0023a7a1" officeooo:paragraph-rsid="0027518e" style:font-weight-asian="bold" style:font-weight-complex="bold"/>
    </style:style>
    <style:style style:name="P27" style:family="paragraph" style:parent-style-name="Standard">
      <style:paragraph-properties style:line-height-at-least="0.423cm"/>
      <style:text-properties fo:font-weight="normal" officeooo:rsid="0023a7a1" officeooo:paragraph-rsid="0030b615" style:font-weight-asian="bold" style:font-weight-complex="bold"/>
    </style:style>
    <style:style style:name="P28" style:family="paragraph" style:parent-style-name="Standard">
      <style:paragraph-properties style:line-height-at-least="0.423cm"/>
      <style:text-properties fo:font-weight="normal" officeooo:rsid="0023a7a1" officeooo:paragraph-rsid="0038f4cc" style:font-weight-asian="bold" style:font-weight-complex="bold"/>
    </style:style>
    <style:style style:name="P29" style:family="paragraph" style:parent-style-name="Standard">
      <style:text-properties fo:font-weight="normal" officeooo:paragraph-rsid="001ce559"/>
    </style:style>
    <style:style style:name="P30" style:family="paragraph" style:parent-style-name="Standard">
      <style:text-properties fo:font-weight="normal" officeooo:paragraph-rsid="002062ee"/>
    </style:style>
    <style:style style:name="P31" style:family="paragraph" style:parent-style-name="Standard">
      <style:text-properties fo:font-weight="normal" officeooo:paragraph-rsid="0022886d"/>
    </style:style>
    <style:style style:name="P32" style:family="paragraph" style:parent-style-name="Standard">
      <style:text-properties fo:font-weight="normal" officeooo:paragraph-rsid="0027518e"/>
    </style:style>
    <style:style style:name="P33" style:family="paragraph" style:parent-style-name="Standard">
      <style:text-properties fo:font-weight="normal" officeooo:paragraph-rsid="002dde14"/>
    </style:style>
    <style:style style:name="P34" style:family="paragraph" style:parent-style-name="Standard">
      <style:text-properties fo:font-weight="normal" officeooo:paragraph-rsid="002e7952"/>
    </style:style>
    <style:style style:name="P35" style:family="paragraph" style:parent-style-name="Standard">
      <style:text-properties fo:font-weight="normal" officeooo:paragraph-rsid="0030b615"/>
    </style:style>
    <style:style style:name="P36" style:family="paragraph" style:parent-style-name="Standard">
      <style:paragraph-properties style:line-height-at-least="0.423cm"/>
      <style:text-properties fo:color="#000000" style:font-name="Droid Sans Mono" fo:font-size="9pt" fo:font-weight="normal" fo:background-color="#fffffe"/>
    </style:style>
    <style:style style:name="P37" style:family="paragraph" style:parent-style-name="Standard">
      <style:paragraph-properties style:line-height-at-least="0.423cm"/>
      <style:text-properties fo:color="#000000" style:font-name="Droid Sans Mono" fo:font-size="9pt" fo:font-weight="normal" officeooo:paragraph-rsid="000e3aab" fo:background-color="#fffffe"/>
    </style:style>
    <style:style style:name="P38" style:family="paragraph" style:parent-style-name="Standard">
      <style:text-properties fo:color="#000000" style:font-name="Droid Sans Mono" fo:font-size="9pt" fo:font-weight="normal" officeooo:rsid="000b74d4" officeooo:paragraph-rsid="000b74d4" fo:background-color="#fffffe" style:font-weight-asian="normal" style:font-weight-complex="normal"/>
    </style:style>
    <style:style style:name="P3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0b74d4" officeooo:paragraph-rsid="000e3aab" fo:background-color="#fffffe" style:font-weight-asian="normal" style:font-weight-complex="normal"/>
    </style:style>
    <style:style style:name="P40" style:family="paragraph" style:parent-style-name="Standard">
      <style:text-properties fo:color="#000000" style:font-name="Droid Sans Mono" fo:font-size="9pt" fo:font-weight="normal" officeooo:rsid="000e3aab" officeooo:paragraph-rsid="000cd858" fo:background-color="#fffffe" style:font-weight-asian="normal" style:font-weight-complex="normal"/>
    </style:style>
    <style:style style:name="P41" style:family="paragraph" style:parent-style-name="Standard">
      <style:text-properties fo:color="#000000" style:font-name="Droid Sans Mono" fo:font-size="9pt" fo:font-weight="normal" officeooo:rsid="000e3aab" officeooo:paragraph-rsid="000e3aab" fo:background-color="#fffffe" style:font-weight-asian="normal" style:font-weight-complex="normal"/>
    </style:style>
    <style:style style:name="P42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61d9b" fo:background-color="#fffffe" style:font-weight-asian="bold" style:font-weight-complex="bold"/>
    </style:style>
    <style:style style:name="P43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19d8e6" fo:background-color="#fffffe" style:font-weight-asian="bold" style:font-weight-complex="bold"/>
    </style:style>
    <style:style style:name="P44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2886d" fo:background-color="#fffffe" style:font-weight-asian="bold" style:font-weight-complex="bold"/>
    </style:style>
    <style:style style:name="P45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7518e" fo:background-color="#fffffe" style:font-weight-asian="bold" style:font-weight-complex="bold"/>
    </style:style>
    <style:style style:name="P46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2e7952" fo:background-color="#fffffe" style:font-weight-asian="bold" style:font-weight-complex="bold"/>
    </style:style>
    <style:style style:name="P47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0766e" officeooo:paragraph-rsid="0030b615" fo:background-color="#fffffe" style:font-weight-asian="bold" style:font-weight-complex="bold"/>
    </style:style>
    <style:style style:name="P48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8132a" fo:background-color="#fffffe" style:font-weight-asian="bold" style:font-weight-complex="bold"/>
    </style:style>
    <style:style style:name="P49" style:family="paragraph" style:parent-style-name="Standard">
      <style:paragraph-properties style:line-height-at-least="0.423cm"/>
      <style:text-properties fo:color="#000000" style:font-name="Droid Sans Mono" fo:font-size="9pt" fo:font-weight="normal" officeooo:rsid="0018132a" officeooo:paragraph-rsid="0019d8e6" fo:background-color="#fffffe" style:font-weight-asian="bold" style:font-weight-complex="bold"/>
    </style:style>
    <style:style style:name="P50" style:family="paragraph" style:parent-style-name="Standard">
      <style:paragraph-properties style:line-height-at-least="0.423cm"/>
      <style:text-properties fo:color="#000000" style:font-name="Droid Sans Mono" fo:font-size="9pt" fo:font-weight="normal" officeooo:rsid="002de80e" officeooo:paragraph-rsid="002de80e" fo:background-color="#fffffe" style:font-weight-asian="bold" style:font-weight-complex="bold"/>
    </style:style>
    <style:style style:name="P51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0e3aab" fo:background-color="#fffffe" style:font-weight-asian="bold" style:font-weight-complex="bold"/>
    </style:style>
    <style:style style:name="P52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1a262" fo:background-color="#fffffe" style:font-weight-asian="bold" style:font-weight-complex="bold"/>
    </style:style>
    <style:style style:name="P53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2911b" fo:background-color="#fffffe" style:font-weight-asian="bold" style:font-weight-complex="bold"/>
    </style:style>
    <style:style style:name="P54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61d9b" fo:background-color="#fffffe" style:font-weight-asian="bold" style:font-weight-complex="bold"/>
    </style:style>
    <style:style style:name="P55" style:family="paragraph" style:parent-style-name="Standard">
      <style:paragraph-properties style:line-height-at-least="0.423cm"/>
      <style:text-properties fo:color="#000000" style:font-name="Droid Sans Mono" fo:font-size="9pt" fo:font-weight="bold" officeooo:rsid="000e3aab" officeooo:paragraph-rsid="0019d8e6" fo:background-color="#fffffe" style:font-weight-asian="bold" style:font-weight-complex="bold"/>
    </style:style>
    <style:style style:name="P56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57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22886d" fo:background-color="#fffffe" style:font-weight-asian="bold" style:font-weight-complex="bold"/>
    </style:style>
    <style:style style:name="P58" style:family="paragraph" style:parent-style-name="Standard">
      <style:paragraph-properties style:line-height-at-least="0.423cm"/>
      <style:text-properties fo:color="#000000" style:font-name="Droid Sans Mono" fo:font-size="9pt" fo:font-weight="bold" officeooo:rsid="001e6fb8" officeooo:paragraph-rsid="0030b615" fo:background-color="#fffffe" style:font-weight-asian="bold" style:font-weight-complex="bold"/>
    </style:style>
    <style:style style:name="P59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27518e" fo:background-color="#fffffe" style:font-weight-asian="bold" style:font-weight-complex="bold"/>
    </style:style>
    <style:style style:name="P60" style:family="paragraph" style:parent-style-name="Standard">
      <style:paragraph-properties style:line-height-at-least="0.423cm"/>
      <style:text-properties fo:color="#000000" style:font-name="Droid Sans Mono" fo:font-size="9pt" fo:font-weight="bold" officeooo:rsid="0027518e" officeooo:paragraph-rsid="0030b615" fo:background-color="#fffffe" style:font-weight-asian="bold" style:font-weight-complex="bold"/>
    </style:style>
    <style:style style:name="P61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2dde14" fo:background-color="#fffffe" style:font-weight-asian="bold" style:font-weight-complex="bold"/>
    </style:style>
    <style:style style:name="P62" style:family="paragraph" style:parent-style-name="Standard">
      <style:paragraph-properties style:line-height-at-least="0.423cm"/>
      <style:text-properties fo:color="#000000" style:font-name="Droid Sans Mono" fo:font-size="9pt" fo:font-weight="bold" officeooo:rsid="002dde14" officeooo:paragraph-rsid="0030b615" fo:background-color="#fffffe" style:font-weight-asian="bold" style:font-weight-complex="bold"/>
    </style:style>
    <style:style style:name="P63" style:family="paragraph" style:parent-style-name="Standard">
      <style:paragraph-properties style:line-height-at-least="0.423cm"/>
      <style:text-properties fo:color="#000000" fo:background-color="#fffffe"/>
    </style:style>
    <style:style style:name="P64" style:family="paragraph" style:parent-style-name="Standard">
      <style:paragraph-properties style:line-height-at-least="0.423cm"/>
      <style:text-properties fo:color="#000000" officeooo:paragraph-rsid="000e3aab" fo:background-color="#fffffe"/>
    </style:style>
    <style:style style:name="P65" style:family="paragraph" style:parent-style-name="Standard" style:list-style-name="L1">
      <style:text-properties officeooo:rsid="000b74d4" officeooo:paragraph-rsid="000b74d4"/>
    </style:style>
    <style:style style:name="P6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0766e"/>
    </style:style>
    <style:style style:name="P6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/>
    </style:style>
    <style:style style:name="P6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/>
    </style:style>
    <style:style style:name="P6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/>
    </style:style>
    <style:style style:name="P7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0766e" fo:background-color="#fffffe" style:font-weight-asian="bold" style:font-weight-complex="bold"/>
    </style:style>
    <style:style style:name="P7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1a262" fo:background-color="#fffffe" style:font-weight-asian="bold" style:font-weight-complex="bold"/>
    </style:style>
    <style:style style:name="P7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2911b" fo:background-color="#fffffe" style:font-weight-asian="bold" style:font-weight-complex="bold"/>
    </style:style>
    <style:style style:name="P7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1ce559" fo:background-color="#fffffe" style:font-weight-asian="bold" style:font-weight-complex="bold"/>
    </style:style>
    <style:style style:name="P7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062ee" fo:background-color="#fffffe" style:font-weight-asian="bold" style:font-weight-complex="bold"/>
    </style:style>
    <style:style style:name="P7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2886d" fo:background-color="#fffffe" style:font-weight-asian="bold" style:font-weight-complex="bold"/>
    </style:style>
    <style:style style:name="P7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7518e" fo:background-color="#fffffe" style:font-weight-asian="bold" style:font-weight-complex="bold"/>
    </style:style>
    <style:style style:name="P7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dde14" fo:background-color="#fffffe" style:font-weight-asian="bold" style:font-weight-complex="bold"/>
    </style:style>
    <style:style style:name="P7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2e7952" fo:background-color="#fffffe" style:font-weight-asian="bold" style:font-weight-complex="bold"/>
    </style:style>
    <style:style style:name="P7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0b615" fo:background-color="#fffffe" style:font-weight-asian="bold" style:font-weight-complex="bold"/>
    </style:style>
    <style:style style:name="P8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c758" fo:background-color="#fffffe" style:font-weight-asian="bold" style:font-weight-complex="bold"/>
    </style:style>
    <style:style style:name="P8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cf514" fo:background-color="#fffffe" style:font-weight-asian="bold" style:font-weight-complex="bold"/>
    </style:style>
    <style:style style:name="P8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0766e" officeooo:paragraph-rsid="003f5b27" fo:background-color="#fffffe" style:font-weight-asian="bold" style:font-weight-complex="bold"/>
    </style:style>
    <style:style style:name="P8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2911b" fo:background-color="#fffffe" style:font-weight-asian="bold" style:font-weight-complex="bold"/>
    </style:style>
    <style:style style:name="P8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2911b" officeooo:paragraph-rsid="0019d8e6" fo:background-color="#fffffe" style:font-weight-asian="bold" style:font-weight-complex="bold"/>
    </style:style>
    <style:style style:name="P8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47b7b" officeooo:paragraph-rsid="00147b7b" fo:background-color="#fffffe" style:font-weight-asian="bold" style:font-weight-complex="bold"/>
    </style:style>
    <style:style style:name="P8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61d9b" fo:background-color="#fffffe" style:font-weight-asian="bold" style:font-weight-complex="bold"/>
    </style:style>
    <style:style style:name="P8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61d9b" officeooo:paragraph-rsid="0019d8e6" fo:background-color="#fffffe" style:font-weight-asian="bold" style:font-weight-complex="bold"/>
    </style:style>
    <style:style style:name="P8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8132a" fo:background-color="#fffffe" style:font-weight-asian="bold" style:font-weight-complex="bold"/>
    </style:style>
    <style:style style:name="P8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8132a" officeooo:paragraph-rsid="0019d8e6" fo:background-color="#fffffe" style:font-weight-asian="bold" style:font-weight-complex="bold"/>
    </style:style>
    <style:style style:name="P9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9d8e6" officeooo:paragraph-rsid="0019d8e6" fo:background-color="#fffffe" style:font-weight-asian="bold" style:font-weight-complex="bold"/>
    </style:style>
    <style:style style:name="P9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4f33" officeooo:paragraph-rsid="001b4f33" fo:background-color="#fffffe" style:font-weight-asian="bold" style:font-weight-complex="bold"/>
    </style:style>
    <style:style style:name="P9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1b8214" officeooo:paragraph-rsid="001b8214" fo:background-color="#fffffe" style:font-weight-asian="bold" style:font-weight-complex="bold"/>
    </style:style>
    <style:style style:name="P9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062ee" fo:background-color="#fffffe" style:font-weight-asian="bold" style:font-weight-complex="bold"/>
    </style:style>
    <style:style style:name="P9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0f6d" fo:background-color="#fffffe" style:font-weight-asian="bold" style:font-weight-complex="bold"/>
    </style:style>
    <style:style style:name="P9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2886d" fo:background-color="#fffffe" style:font-weight-asian="bold" style:font-weight-complex="bold"/>
    </style:style>
    <style:style style:name="P9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60131" fo:background-color="#fffffe" style:font-weight-asian="bold" style:font-weight-complex="bold"/>
    </style:style>
    <style:style style:name="P9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27518e" fo:background-color="#fffffe" style:font-weight-asian="bold" style:font-weight-complex="bold"/>
    </style:style>
    <style:style style:name="P9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0b615" fo:background-color="#fffffe" style:font-weight-asian="bold" style:font-weight-complex="bold"/>
    </style:style>
    <style:style style:name="P9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062ee" officeooo:paragraph-rsid="00324ba8" fo:background-color="#fffffe" style:font-weight-asian="bold" style:font-weight-complex="bold"/>
    </style:style>
    <style:style style:name="P10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3a7a1" fo:background-color="#fffffe" style:font-weight-asian="bold" style:font-weight-complex="bold"/>
    </style:style>
    <style:style style:name="P10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27518e" fo:background-color="#fffffe" style:font-weight-asian="bold" style:font-weight-complex="bold"/>
    </style:style>
    <style:style style:name="P10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0b615" fo:background-color="#fffffe" style:font-weight-asian="bold" style:font-weight-complex="bold"/>
    </style:style>
    <style:style style:name="P10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3a7a1" officeooo:paragraph-rsid="0038f4cc" fo:background-color="#fffffe" style:font-weight-asian="bold" style:font-weight-complex="bold"/>
    </style:style>
    <style:style style:name="P10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2e7952" officeooo:paragraph-rsid="002e7952" fo:background-color="#fffffe" style:font-weight-asian="bold" style:font-weight-complex="bold"/>
    </style:style>
    <style:style style:name="P10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cf514" officeooo:paragraph-rsid="003cf514" fo:background-color="#fffffe" style:font-weight-asian="bold" style:font-weight-complex="bold"/>
    </style:style>
    <style:style style:name="P10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normal" officeooo:rsid="003d97f9" officeooo:paragraph-rsid="003d97f9" fo:background-color="#fffffe" style:font-weight-asian="bold" style:font-weight-complex="bold"/>
    </style:style>
    <style:style style:name="P10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1a262"/>
    </style:style>
    <style:style style:name="P10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1a262" officeooo:paragraph-rsid="0011a262"/>
    </style:style>
    <style:style style:name="P10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2911b"/>
    </style:style>
    <style:style style:name="P1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61d9b"/>
    </style:style>
    <style:style style:name="P1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9d8e6"/>
    </style:style>
    <style:style style:name="P1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1ce559"/>
    </style:style>
    <style:style style:name="P1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062ee"/>
    </style:style>
    <style:style style:name="P1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2886d"/>
    </style:style>
    <style:style style:name="P1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7518e"/>
    </style:style>
    <style:style style:name="P1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dde14"/>
    </style:style>
    <style:style style:name="P1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2e7952"/>
    </style:style>
    <style:style style:name="P11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0b615"/>
    </style:style>
    <style:style style:name="P11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c758"/>
    </style:style>
    <style:style style:name="P12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cf514"/>
    </style:style>
    <style:style style:name="P12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paragraph-rsid="003f5b27"/>
    </style:style>
    <style:style style:name="P12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1a262" officeooo:paragraph-rsid="0011a262" fo:background-color="#fffffe" style:font-weight-asian="bold" style:font-weight-complex="bold"/>
    </style:style>
    <style:style style:name="P12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2911b" officeooo:paragraph-rsid="0012911b" fo:background-color="#fffffe" style:font-weight-asian="bold" style:font-weight-complex="bold"/>
    </style:style>
    <style:style style:name="P12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47b7b" officeooo:paragraph-rsid="00147b7b" fo:background-color="#fffffe" style:font-weight-asian="bold" style:font-weight-complex="bold"/>
    </style:style>
    <style:style style:name="P12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9d8e6" officeooo:paragraph-rsid="0019d8e6" fo:background-color="#fffffe" style:font-weight-asian="bold" style:font-weight-complex="bold"/>
    </style:style>
    <style:style style:name="P12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ce559" officeooo:paragraph-rsid="001ce559" fo:background-color="#fffffe" style:font-weight-asian="bold" style:font-weight-complex="bold"/>
    </style:style>
    <style:style style:name="P12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1e6fb8" fo:background-color="#fffffe" style:font-weight-asian="bold" style:font-weight-complex="bold"/>
    </style:style>
    <style:style style:name="P12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22886d" fo:background-color="#fffffe" style:font-weight-asian="bold" style:font-weight-complex="bold"/>
    </style:style>
    <style:style style:name="P12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e6fb8" officeooo:paragraph-rsid="0030b615" fo:background-color="#fffffe" style:font-weight-asian="bold" style:font-weight-complex="bold"/>
    </style:style>
    <style:style style:name="P13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27518e" fo:background-color="#fffffe" style:font-weight-asian="bold" style:font-weight-complex="bold"/>
    </style:style>
    <style:style style:name="P131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7518e" officeooo:paragraph-rsid="0030b615" fo:background-color="#fffffe" style:font-weight-asian="bold" style:font-weight-complex="bold"/>
    </style:style>
    <style:style style:name="P132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2dde14" fo:background-color="#fffffe" style:font-weight-asian="bold" style:font-weight-complex="bold"/>
    </style:style>
    <style:style style:name="P133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de14" officeooo:paragraph-rsid="0030b615" fo:background-color="#fffffe" style:font-weight-asian="bold" style:font-weight-complex="bold"/>
    </style:style>
    <style:style style:name="P134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2de80e" officeooo:paragraph-rsid="002de80e" fo:background-color="#fffffe" style:font-weight-asian="bold" style:font-weight-complex="bold"/>
    </style:style>
    <style:style style:name="P135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c758" fo:background-color="#fffffe" style:font-weight-asian="bold" style:font-weight-complex="bold"/>
    </style:style>
    <style:style style:name="P136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cf514" fo:background-color="#fffffe" style:font-weight-asian="bold" style:font-weight-complex="bold"/>
    </style:style>
    <style:style style:name="P137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c758" officeooo:paragraph-rsid="003d97f9" fo:background-color="#fffffe" style:font-weight-asian="bold" style:font-weight-complex="bold"/>
    </style:style>
    <style:style style:name="P138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10766e" officeooo:paragraph-rsid="003cc758" fo:background-color="#fffffe" style:font-weight-asian="bold" style:font-weight-complex="bold"/>
    </style:style>
    <style:style style:name="P139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cf514" officeooo:paragraph-rsid="003cf514" fo:background-color="#fffffe" style:font-weight-asian="bold" style:font-weight-complex="bold"/>
    </style:style>
    <style:style style:name="P140" style:family="paragraph" style:parent-style-name="Standard">
      <style:paragraph-properties style:line-height-at-least="0.423cm"/>
      <style:text-properties fo:font-variant="normal" fo:text-transform="none" fo:color="#505050" style:font-name="OpenSans" fo:font-size="9pt" fo:letter-spacing="normal" fo:font-style="normal" fo:font-weight="bold" officeooo:rsid="003d97f9" officeooo:paragraph-rsid="003d97f9" fo:background-color="#fffffe" style:font-weight-asian="bold" style:font-weight-complex="bold"/>
    </style:style>
    <style:style style:name="P141" style:family="paragraph" style:parent-style-name="Standard">
      <style:paragraph-properties style:line-height-at-least="0.423cm"/>
      <style:text-properties fo:color="#000000" style:font-name="Droid Sans Mono" fo:font-size="9pt" fo:font-weight="bold" officeooo:rsid="0010766e" officeooo:paragraph-rsid="0010766e" fo:background-color="#fffffe" style:font-weight-asian="bold" style:font-weight-complex="bold"/>
    </style:style>
    <style:style style:name="P142" style:family="paragraph" style:parent-style-name="Standard">
      <style:text-properties fo:font-weight="normal" officeooo:paragraph-rsid="003cc758"/>
    </style:style>
    <style:style style:name="P143" style:family="paragraph" style:parent-style-name="Standard">
      <style:text-properties fo:font-weight="normal" officeooo:paragraph-rsid="003cf514"/>
    </style:style>
    <style:style style:name="P144" style:family="paragraph" style:parent-style-name="Standard">
      <style:text-properties fo:font-weight="normal" officeooo:paragraph-rsid="003f5b2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d9f7" style:font-weight-asian="bold" style:font-weight-complex="bold"/>
    </style:style>
    <style:style style:name="T4" style:family="text">
      <style:text-properties fo:font-weight="bold" officeooo:rsid="0010766e" style:font-weight-asian="bold" style:font-weight-complex="bold"/>
    </style:style>
    <style:style style:name="T5" style:family="text">
      <style:text-properties style:font-name="Droid Sans Mono" fo:font-size="9pt" fo:font-weight="normal"/>
    </style:style>
    <style:style style:name="T6" style:family="text">
      <style:text-properties fo:color="#a31515" style:font-name="Droid Sans Mono" fo:font-size="9pt" fo:font-weight="normal"/>
    </style:style>
    <style:style style:name="T7" style:family="text">
      <style:text-properties fo:color="#0451a5" style:font-name="Droid Sans Mono" fo:font-size="9pt" fo:font-weight="normal"/>
    </style:style>
    <style:style style:name="T8" style:family="text">
      <style:text-properties fo:color="#0451a5" style:font-name="Droid Sans Mono" fo:font-size="9pt" fo:font-weight="normal" officeooo:rsid="000e3aab"/>
    </style:style>
    <style:style style:name="T9" style:family="text">
      <style:text-properties fo:color="#09885a" style:font-name="Droid Sans Mono" fo:font-size="9pt" fo:font-weight="normal"/>
    </style:style>
    <style:style style:name="T10" style:family="text">
      <style:text-properties officeooo:rsid="000e3aab"/>
    </style:style>
    <style:style style:name="T11" style:family="text">
      <style:text-properties officeooo:rsid="000ed9f7"/>
    </style:style>
    <style:style style:name="T12" style:family="text">
      <style:text-properties fo:font-weight="normal" officeooo:rsid="0010766e" style:font-weight-asian="normal" style:font-weight-complex="normal"/>
    </style:style>
    <style:style style:name="T13" style:family="text">
      <style:text-properties fo:font-variant="normal" fo:text-transform="none" fo:color="#505050" style:font-name="OpenSans" fo:font-size="9pt" fo:letter-spacing="normal" fo:font-style="normal"/>
    </style:style>
    <style:style style:name="T14" style:family="text">
      <style:text-properties fo:font-variant="normal" fo:text-transform="none" fo:color="#505050" style:font-name="OpenSans" fo:font-size="9pt" fo:letter-spacing="normal" fo:font-style="normal" fo:background-color="#fffffe" loext:char-shading-value="0"/>
    </style:style>
    <style:style style:name="T15" style:family="text">
      <style:text-properties fo:font-variant="normal" fo:text-transform="none" fo:color="#505050" style:font-name="OpenSans" fo:font-size="9pt" fo:letter-spacing="normal" fo:font-style="normal" officeooo:rsid="002062ee" fo:background-color="#fffffe" loext:char-shading-value="0"/>
    </style:style>
    <style:style style:name="T16" style:family="text">
      <style:text-properties fo:font-variant="normal" fo:text-transform="none" fo:color="#505050" style:font-name="OpenSans" fo:font-size="9pt" fo:letter-spacing="normal" fo:font-style="normal" officeooo:rsid="0023a7a1" fo:background-color="#fffffe" loext:char-shading-value="0"/>
    </style:style>
    <style:style style:name="T17" style:family="text">
      <style:text-properties fo:font-variant="normal" fo:text-transform="none" fo:color="#505050" style:font-name="OpenSans" fo:font-size="9pt" fo:letter-spacing="normal" fo:font-style="normal" officeooo:rsid="0027518e" fo:background-color="#fffffe" loext:char-shading-value="0"/>
    </style:style>
    <style:style style:name="T18" style:family="text">
      <style:text-properties fo:font-variant="normal" fo:text-transform="none" fo:color="#505050" style:font-name="OpenSans" fo:font-size="9pt" fo:letter-spacing="normal" fo:font-style="normal" officeooo:rsid="0030b615" fo:background-color="#fffffe" loext:char-shading-value="0"/>
    </style:style>
    <style:style style:name="T19" style:family="text">
      <style:text-properties fo:font-variant="normal" fo:text-transform="none" fo:color="#505050" style:font-name="OpenSans" fo:font-size="9pt" fo:letter-spacing="normal" fo:font-style="normal" officeooo:rsid="0038f4cc" fo:background-color="#fffffe" loext:char-shading-value="0"/>
    </style:style>
    <style:style style:name="T20" style:family="text">
      <style:text-properties fo:font-variant="normal" fo:text-transform="none" fo:color="#505050" style:font-name="OpenSans" fo:font-size="9pt" fo:letter-spacing="normal" fo:font-style="normal" officeooo:rsid="0010766e"/>
    </style:style>
    <style:style style:name="T21" style:family="text">
      <style:text-properties fo:font-variant="normal" fo:text-transform="none" fo:color="#505050" style:font-name="OpenSans" fo:font-size="9pt" fo:letter-spacing="normal" fo:font-style="normal" officeooo:rsid="0011a262"/>
    </style:style>
    <style:style style:name="T22" style:family="text">
      <style:text-properties fo:font-variant="normal" fo:text-transform="none" fo:color="#505050" style:font-name="OpenSans" fo:font-size="9pt" fo:letter-spacing="normal" fo:font-style="normal" officeooo:rsid="001ce559"/>
    </style:style>
    <style:style style:name="T23" style:family="text">
      <style:text-properties fo:font-variant="normal" fo:text-transform="none" fo:color="#505050" style:font-name="OpenSans" fo:font-size="9pt" fo:letter-spacing="normal" fo:font-style="normal" officeooo:rsid="002062ee"/>
    </style:style>
    <style:style style:name="T24" style:family="text">
      <style:text-properties fo:font-variant="normal" fo:text-transform="none" fo:color="#505050" style:font-name="OpenSans" fo:font-size="9pt" fo:letter-spacing="normal" fo:font-style="normal" officeooo:rsid="002dde14"/>
    </style:style>
    <style:style style:name="T25" style:family="text">
      <style:text-properties fo:font-variant="normal" fo:text-transform="none" fo:color="#505050" style:font-name="OpenSans" fo:font-size="9pt" fo:letter-spacing="normal" fo:font-style="normal" officeooo:rsid="002e7952"/>
    </style:style>
    <style:style style:name="T26" style:family="text">
      <style:text-properties fo:font-variant="normal" fo:text-transform="none" fo:color="#505050" style:font-name="OpenSans" fo:font-size="9pt" fo:letter-spacing="normal" fo:font-style="normal" officeooo:rsid="0030b615"/>
    </style:style>
    <style:style style:name="T27" style:family="text">
      <style:text-properties fo:font-variant="normal" fo:text-transform="none" fo:color="#505050" style:font-name="OpenSans" fo:font-size="9pt" fo:letter-spacing="normal" fo:font-style="normal" officeooo:rsid="0035dbc3"/>
    </style:style>
    <style:style style:name="T28" style:family="text">
      <style:text-properties fo:font-variant="normal" fo:text-transform="none" fo:color="#505050" style:font-name="OpenSans" fo:font-size="9pt" fo:letter-spacing="normal" fo:font-style="normal" officeooo:rsid="0039aa72"/>
    </style:style>
    <style:style style:name="T29" style:family="text">
      <style:text-properties fo:font-variant="normal" fo:text-transform="none" fo:color="#505050" style:font-name="OpenSans" fo:font-size="9pt" fo:letter-spacing="normal" fo:font-style="normal" fo:font-weight="bold" officeooo:rsid="002dde14" fo:background-color="#fffffe" loext:char-shading-value="0" style:font-weight-asian="bold" style:font-weight-complex="bold"/>
    </style:style>
    <style:style style:name="T30" style:family="text">
      <style:text-properties fo:font-variant="normal" fo:text-transform="none" fo:color="#505050" style:font-name="OpenSans" fo:letter-spacing="normal" fo:font-style="normal"/>
    </style:style>
    <style:style style:name="T31" style:family="text">
      <style:text-properties fo:font-variant="normal" fo:text-transform="none" fo:color="#505050" style:font-name="OpenSans" fo:letter-spacing="normal" fo:font-style="normal" fo:font-weight="normal"/>
    </style:style>
    <style:style style:name="T32" style:family="text">
      <style:text-properties fo:font-variant="normal" fo:text-transform="none" fo:color="#505050" style:font-name="OpenSans" fo:letter-spacing="normal" fo:font-style="normal" fo:font-weight="normal" officeooo:rsid="0011a262"/>
    </style:style>
    <style:style style:name="T33" style:family="text">
      <style:text-properties fo:font-variant="normal" fo:text-transform="none" fo:color="#505050" style:font-name="OpenSans" fo:letter-spacing="normal" fo:font-style="normal" fo:font-weight="normal" officeooo:rsid="0012911b"/>
    </style:style>
    <style:style style:name="T34" style:family="text">
      <style:text-properties fo:font-variant="normal" fo:text-transform="none" fo:color="#505050" style:font-name="OpenSans" fo:letter-spacing="normal" fo:font-style="normal" officeooo:rsid="00161d9b"/>
    </style:style>
    <style:style style:name="T35" style:family="text">
      <style:text-properties fo:font-variant="normal" fo:text-transform="none" fo:color="#505050" style:font-name="OpenSans" fo:letter-spacing="normal" fo:font-style="normal" officeooo:rsid="0019d8e6"/>
    </style:style>
    <style:style style:name="T36" style:family="text">
      <style:text-properties fo:font-variant="normal" fo:text-transform="none" fo:color="#505050" style:font-name="OpenSans" fo:letter-spacing="normal" fo:font-style="normal" officeooo:rsid="002062ee"/>
    </style:style>
    <style:style style:name="T37" style:family="text">
      <style:text-properties fo:font-variant="normal" fo:text-transform="none" fo:color="#505050" style:font-name="OpenSans" fo:letter-spacing="normal" fo:font-style="normal" officeooo:rsid="0022886d"/>
    </style:style>
    <style:style style:name="T38" style:family="text">
      <style:text-properties fo:font-variant="normal" fo:text-transform="none" fo:color="#505050" style:font-name="OpenSans" fo:letter-spacing="normal" fo:font-style="normal" officeooo:rsid="002a0725"/>
    </style:style>
    <style:style style:name="T39" style:family="text">
      <style:text-properties fo:font-variant="normal" fo:text-transform="none" fo:color="#505050" style:font-name="OpenSans" fo:letter-spacing="normal" fo:font-style="normal" fo:font-weight="bold"/>
    </style:style>
    <style:style style:name="T40" style:family="text">
      <style:text-properties fo:font-variant="normal" fo:text-transform="none" fo:color="#505050" style:font-name="OpenSans" fo:letter-spacing="normal" fo:font-style="normal" fo:font-weight="bold" officeooo:rsid="002062ee"/>
    </style:style>
    <style:style style:name="T41" style:family="text">
      <style:text-properties fo:font-variant="normal" fo:text-transform="none" fo:color="#505050" style:font-name="OpenSans" fo:letter-spacing="normal" fo:font-style="normal" officeooo:rsid="0030b615"/>
    </style:style>
    <style:style style:name="T42" style:family="text">
      <style:text-properties fo:font-variant="normal" fo:text-transform="none" fo:color="#505050" style:font-name="OpenSans" fo:letter-spacing="normal" fo:font-style="normal" officeooo:rsid="0035dbc3"/>
    </style:style>
    <style:style style:name="T43" style:family="text">
      <style:text-properties fo:font-variant="normal" fo:text-transform="none" fo:color="#505050" style:font-name="OpenSans" fo:letter-spacing="normal" fo:font-style="normal" officeooo:rsid="0039aa72"/>
    </style:style>
    <style:style style:name="T44" style:family="text">
      <style:text-properties officeooo:rsid="0010766e" style:font-weight-asian="normal" style:font-weight-complex="normal"/>
    </style:style>
    <style:style style:name="T45" style:family="text">
      <style:text-properties officeooo:rsid="003cc758"/>
    </style:style>
    <style:style style:name="T46" style:family="text">
      <style:text-properties officeooo:rsid="003cf514"/>
    </style:style>
    <style:style style:name="T47" style:family="text">
      <style:text-properties officeooo:rsid="003d97f9"/>
    </style:style>
    <style:style style:name="T48" style:family="text">
      <style:text-properties officeooo:rsid="003f5b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text:s/><text:span text:style-name="T2">UP Event Portal Backend</text:span></text:p>
      <text:p text:style-name="P1"/>
      <text:p text:style-name="P4">Back End Requirements:</text:p>
      <text:list xml:id="list546239699849186856" text:style-name="L1">
        <text:list-item>
          <text:p text:style-name="P65">node js</text:p>
        </text:list-item>
        <text:list-item>
          <text:p text:style-name="P65">mysql</text:p>
        </text:list-item>
        <text:list-item>
          <text:p text:style-name="P65">npm </text:p>
        </text:list-item>
        <text:list-item>
          <text:p text:style-name="P65">git</text:p>
        </text:list-item>
      </text:list>
      <text:p text:style-name="P2"/>
      <text:p text:style-name="P2"><text:span text:style-name="T2">Basic Config File</text:span>:</text:p>
      <text:p text:style-name="P2"><text:s text:c="3"/>config.json</text:p>
      <text:p text:style-name="P2"/>
      <text:p text:style-name="P4">Basic Command:</text:p>
      <text:p text:style-name="P8">npm start – to start the backend</text:p>
      <text:p text:style-name="P8">node db_migarte.js – to create tables an migrate some user an role data.</text:p>
      <text:p text:style-name="P8"/>
      <text:p text:style-name="P4">Basic Admin Credinatials:</text:p>
      <text:p text:style-name="P8"/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4"/>
      <text:p text:style-name="P4">API Details:</text:p>
      <text:p text:style-name="P4"/>
      <text:p text:style-name="P4">1)Admin/User Login</text:p>
      <text:p text:style-name="P8"/>
      <text:p text:style-name="P8">URL:127.0.0.1:8012/api/login</text:p>
      <text:p text:style-name="P8"/>
      <text:p text:style-name="P8">Method:POST</text:p>
      <text:p text:style-name="P8"/>
      <text:p text:style-name="P8">Sample Json Data:</text:p>
      <text:p text:style-name="P8"/>
      <text:p text:style-name="P8">{</text:p>
      <text:p text:style-name="P8">email : <text:a xlink:type="simple" xlink:href="mailto:admin@event.com" text:style-name="Internet_20_link" text:visited-style-name="Visited_20_Internet_20_Link">admin@event.com</text:a></text:p>
      <text:p text:style-name="P8">password : Passw0rd</text:p>
      <text:p text:style-name="P8">}</text:p>
      <text:p text:style-name="P8"/>
      <text:p text:style-name="P8">Response:</text:p>
      <text:p text:style-name="P38">{</text:p>
      <text:p text:style-name="P63">    <text:span text:style-name="T6">"success"</text:span><text:span text:style-name="T5">: </text:span><text:span text:style-name="T7">true</text:span><text:span text:style-name="T5">,</text:span></text:p>
      <text:p text:style-name="P63">    <text:span text:style-name="T6">"data"</text:span><text:span text:style-name="T5">: {</text:span></text:p>
      <text:p text:style-name="P63">        <text:span text:style-name="T6">"id"</text:span><text:span text:style-name="T5">: </text:span><text:span text:style-name="T9">1</text:span><text:span text:style-name="T5">,</text:span></text:p>
      <text:p text:style-name="P63">        <text:span text:style-name="T6">"first_name"</text:span><text:span text:style-name="T5">: </text:span><text:span text:style-name="T7">"admin"</text:span><text:span text:style-name="T5">,</text:span></text:p>
      <text:p text:style-name="P63">        <text:span text:style-name="T6">"role_id"</text:span><text:span text:style-name="T5">: </text:span><text:span text:style-name="T9">1</text:span><text:span text:style-name="T5">,</text:span></text:p>
      <text:p text:style-name="P63">        <text:span text:style-name="T6">"token"</text:span><text:span text:style-name="T5">: </text:span><text:span text:style-name="T7">"eyJhbGciOiJIUzI1NiIsInR5cCI6IkpXVCJ9.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1MTI4bUZndHBVPSIsImlhdCI6MTU4Mzc3NjYxOCwiZXhwIjoxNTgzNzk4MjE4fQ.F1lWn_E4mESAQTSAHMCQQdiQV01BxC5CW6JNR-RdmaY"</text:span><text:span text:style-name="T5">,</text:span></text:p>
      <text:p text:style-name="P63">        <text:span text:style-name="T6">"is_admin"</text:span><text:span text:style-name="T5">: </text:span><text:span text:style-name="T7">true</text:span><text:span text:style-name="T5">,</text:span></text:p>
      <text:p text:style-name="P63">        <text:span text:style-name="T6">"is_super_admin"</text:span><text:span text:style-name="T5">: </text:span><text:span text:style-name="T7">true</text:span><text:span text:style-name="T5">,</text:span></text:p>
      <text:p text:style-name="P63"><text:soft-page-break/>        <text:span text:style-name="T6">"last_login_time"</text:span><text:span text:style-name="T5">: </text:span><text:span text:style-name="T7">"09-Mar-2020 10:29:49 PM"</text:span><text:span text:style-name="T5">,</text:span></text:p>
      <text:p text:style-name="P63">        <text:span text:style-name="T6">"current_login_time"</text:span><text:span text:style-name="T5">: </text:span><text:span text:style-name="T7">"09-Mar-2020 11:26:58 PM"</text:span></text:p>
      <text:p text:style-name="P63">    <text:span text:style-name="T5">}</text:span></text:p>
      <text:p text:style-name="P36">}</text:p>
      <text:p text:style-name="P8"/>
      <text:p text:style-name="P8"/>
      <text:p text:style-name="P4">2) Forgot Password</text:p>
      <text:p text:style-name="P4"/>
      <text:p text:style-name="P9">URL:127.0.0.1:8012/api/<text:span text:style-name="T10">forgot_password</text:span></text:p>
      <text:p text:style-name="P9"/>
      <text:p text:style-name="P9">Method:POST</text:p>
      <text:p text:style-name="P9"/>
      <text:p text:style-name="P9">Sample Json Data:</text:p>
      <text:p text:style-name="P9">{</text:p>
      <text:p text:style-name="P9">email : <text:a xlink:type="simple" xlink:href="mailto:admin@event.com" text:style-name="Internet_20_link" text:visited-style-name="Visited_20_Internet_20_Link">admin@event.com</text:a></text:p>
      <text:p text:style-name="P9">}</text:p>
      <text:p text:style-name="P9"/>
      <text:p text:style-name="P9"/>
      <text:p text:style-name="P12"><text:span text:style-name="T2">Response</text:span>:</text:p>
      <text:p text:style-name="P12"/>
      <text:p text:style-name="P40">{</text:p>
      <text:p text:style-name="P63">    <text:span text:style-name="T6">"success"</text:span><text:span text:style-name="T5">: </text:span><text:span text:style-name="T7">true</text:span><text:span text:style-name="T5">,</text:span></text:p>
      <text:p text:style-name="P63">    <text:span text:style-name="T6">"message"</text:span><text:span text:style-name="T5">: </text:span><text:span text:style-name="T7">"Please check you mail to Reset your Password"</text:span></text:p>
      <text:p text:style-name="P36">}</text:p>
      <text:p text:style-name="P36"/>
      <text:p text:style-name="P36"/>
      <text:p text:style-name="P51">3) Reset Password</text:p>
      <text:p text:style-name="P51"/>
      <text:p text:style-name="P10">URL:127.0.0.1:8012/api/reset_password</text:p>
      <text:p text:style-name="P10"/>
      <text:p text:style-name="P10">Method:POST</text:p>
      <text:p text:style-name="P10"/>
      <text:p text:style-name="P10">Sample Json Data:</text:p>
      <text:p text:style-name="P10">{</text:p>
      <text:p text:style-name="P10"><text:span text:style-name="T10">token</text:span> : <text:a xlink:type="simple" xlink:href="mailto:admin@event.com" text:style-name="Internet_20_link" text:visited-style-name="Visited_20_Internet_20_Link">admin@event.com</text:a>,</text:p>
      <text:p text:style-name="P13">password:123456,</text:p>
      <text:p text:style-name="P13">confoirm_password:123456</text:p>
      <text:p text:style-name="P10">}</text:p>
      <text:p text:style-name="P10"/>
      <text:p text:style-name="P13"><text:span text:style-name="T2">Response</text:span>:</text:p>
      <text:p text:style-name="P13"/>
      <text:p text:style-name="P41">{</text:p>
      <text:p text:style-name="P64">    <text:span text:style-name="T6">"success"</text:span><text:span text:style-name="T5">: </text:span><text:span text:style-name="T7">true</text:span><text:span text:style-name="T5">,</text:span></text:p>
      <text:p text:style-name="P64">    <text:span text:style-name="T6">"message"</text:span><text:span text:style-name="T5">: </text:span><text:span text:style-name="T7">"</text:span><text:span text:style-name="T8">Password Reset Successfully</text:span><text:span text:style-name="T7">"</text:span></text:p>
      <text:p text:style-name="P37">}</text:p>
      <text:p text:style-name="P39"/>
      <text:p text:style-name="P51">4) Users List</text:p>
      <text:p text:style-name="P51"/>
      <text:p text:style-name="P10">URL:127.0.0.1:8012/api/<text:span text:style-name="T10">users</text:span></text:p>
      <text:p text:style-name="P10"/>
      <text:p text:style-name="P10">Method:<text:span text:style-name="T10">GET</text:span></text:p>
      <text:p text:style-name="P10"/>
      <text:p text:style-name="P10"/>
      <text:p text:style-name="P10"/>
      <text:p text:style-name="P39"><text:soft-page-break/></text:p>
      <text:p text:style-name="P39"/>
      <text:p text:style-name="P51">5) Users Login Log List</text:p>
      <text:p text:style-name="P51"/>
      <text:p text:style-name="P10">URL:127.0.0.1:8012/pi/login_log</text:p>
      <text:p text:style-name="P10"/>
      <text:p text:style-name="P10">Method:<text:span text:style-name="T10">GET</text:span></text:p>
      <text:p text:style-name="P10"/>
      <text:p text:style-name="P10"/>
      <text:p text:style-name="P13">6)<text:span text:style-name="T3">Roles List</text:span></text:p>
      <text:p text:style-name="P5"/>
      <text:p text:style-name="P11">URL:127.0.0.1:8012/api/<text:span text:style-name="T11">roles</text:span></text:p>
      <text:p text:style-name="P11"/>
      <text:p text:style-name="P11">Method:<text:span text:style-name="T10">GET</text:span></text:p>
      <text:p text:style-name="P6"/>
      <text:p text:style-name="P15">7) <text:span text:style-name="T2">Category List</text:span></text:p>
      <text:p text:style-name="P13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6"/>
      <text:p text:style-name="P67">METHOD :GET </text:p>
      <text:p text:style-name="P67"/>
      <text:p text:style-name="P67">RESPONSE:</text:p>
      <text:p text:style-name="P67"/>
      <text:p text:style-name="P67">{</text:p>
      <text:p text:style-name="P67"><text:s text:c="4"/>"success": true,</text:p>
      <text:p text:style-name="P67"><text:s text:c="4"/>"data": [</text:p>
      <text:p text:style-name="P67"><text:s text:c="8"/>{</text:p>
      <text:p text:style-name="P67"><text:s text:c="12"/>"id": 1,</text:p>
      <text:p text:style-name="P67"><text:s text:c="12"/>"name": "Bussiness",</text:p>
      <text:p text:style-name="P67"><text:s text:c="12"/>"slug": "bussiness",</text:p>
      <text:p text:style-name="P67"><text:s text:c="12"/>"is_active": true,</text:p>
      <text:p text:style-name="P67"><text:s text:c="12"/>"image_path": null,</text:p>
      <text:p text:style-name="P67"><text:s text:c="12"/>"image_name": null,</text:p>
      <text:p text:style-name="P67"><text:s text:c="12"/>"createdAt": "2020-03-28T10:24:09.000Z",</text:p>
      <text:p text:style-name="P67"><text:s text:c="12"/>"updatedAt": "2020-03-28T10:24:09.000Z",</text:p>
      <text:p text:style-name="P67"><text:s text:c="12"/>"deletedAt": null</text:p>
      <text:p text:style-name="P67"><text:s text:c="8"/>}</text:p>
      <text:p text:style-name="P67"><text:s text:c="4"/>],</text:p>
      <text:p text:style-name="P67"><text:s text:c="4"/>"count": 1</text:p>
      <text:p text:style-name="P67">}</text:p>
      <text:p text:style-name="P13"/>
      <text:p text:style-name="P56">8) Category Add</text:p>
      <text:p text:style-name="P56"/>
      <text:p text:style-name="P14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6"/>
      <text:p text:style-name="P70">METHOD :POST</text:p>
      <text:p text:style-name="P70"/>
      <text:p text:style-name="P70">REQUEST</text:p>
      <text:p text:style-name="P70">{</text:p>
      <text:p text:style-name="P70"><text:tab/>"name":"Bussiness",</text:p>
      <text:p text:style-name="P70"><text:tab/>"is_active":1</text:p>
      <text:p text:style-name="P70">} 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RESPOSNE</text:p>
      <text:p text:style-name="P70"/>
      <text:p text:style-name="P18">{</text:p>
      <text:p text:style-name="P18"><text:s text:c="4"/>"success": true,</text:p>
      <text:p text:style-name="P18"><text:s text:c="4"/>"data": {</text:p>
      <text:p text:style-name="P18"><text:s text:c="8"/>"createdAt": "2020-03-29T06:41:23.482Z",</text:p>
      <text:p text:style-name="P18"><text:s text:c="8"/>"id": 6,</text:p>
      <text:p text:style-name="P18"><text:s text:c="8"/>"name": "Food Event",</text:p>
      <text:p text:style-name="P18"><text:s text:c="8"/>"is_active": true,</text:p>
      <text:p text:style-name="P18"><text:s text:c="8"/>"slug": "food-event",</text:p>
      <text:p text:style-name="P18"><text:s text:c="8"/>"updatedAt": "2020-03-29T06:41:23.482Z"</text:p>
      <text:p text:style-name="P18"><text:s text:c="4"/>}</text:p>
      <text:p text:style-name="P18">}</text:p>
      <text:p text:style-name="P56"/>
      <text:p text:style-name="P56">9) Category Edit</text:p>
      <text:p text:style-name="P56"/>
      <text:p text:style-name="P16"><text:span text:style-name="T44">URL: </text:span><text:a xlink:type="simple" xlink:href="http://127.0.0.1:8012/api/categories" text:style-name="Internet_20_link" text:visited-style-name="Visited_20_Internet_20_Link"><text:span text:style-name="T13">http://127.0.0.1:8012/api/categories</text:span></text:a></text:p>
      <text:p text:style-name="P66"/>
      <text:p text:style-name="P70">METHOD :PUT</text:p>
      <text:p text:style-name="P51"/>
      <text:p text:style-name="P51"/>
      <text:p text:style-name="P70">REQUEST</text:p>
      <text:p text:style-name="P70">{</text:p>
      <text:p text:style-name="P70"><text:tab/>"name":"Bussiness",</text:p>
      <text:p text:style-name="P70"><text:tab/>"is_active":1,</text:p>
      <text:p text:style-name="P70"><text:tab/>“id”:1</text:p>
      <text:p text:style-name="P70">} </text:p>
      <text:p text:style-name="P12"/>
      <text:p text:style-name="P7">10) Category Delete</text:p>
      <text:p text:style-name="P15"/>
      <text:p text:style-name="P16"><text:span text:style-name="T44">URL: </text:span><text:a xlink:type="simple" xlink:href="http://127.0.0.1:8012/api/categories" text:style-name="Internet_20_link" text:visited-style-name="Visited_20_Internet_20_Link">http://127.0.0.1:8012/api/categories</text:a><text:span text:style-name="T13">/</text:span><text:span text:style-name="T20">&lt;:id&gt;</text:span></text:p>
      <text:p text:style-name="P66"/>
      <text:p text:style-name="P70">METHOD :DELETE</text:p>
      <text:p text:style-name="P70"/>
      <text:p text:style-name="P70">RESPOSN<text:line-break/>{</text:p>
      <text:p text:style-name="P70"><text:s text:c="4"/>"success": true,</text:p>
      <text:p text:style-name="P70"><text:s text:c="4"/>"message": "Deleted successfully."</text:p>
      <text:p text:style-name="P70">}</text:p>
      <text:p text:style-name="P70"/>
      <text:p text:style-name="P70"/>
      <text:p text:style-name="P122">11) Currencies List</text:p>
      <text:p text:style-name="P70"/>
      <text:p text:style-name="P52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urrencies</text:span></text:p>
      <text:p text:style-name="P107"/>
      <text:p text:style-name="P68">METHOD :GET </text:p>
      <text:p text:style-name="P68"/>
      <text:p text:style-name="P68">RESPONSE:</text:p>
      <text:p text:style-name="P68"/>
      <text:p text:style-name="P68">{</text:p>
      <text:p text:style-name="P68"><text:s text:c="4"/>"success": true,</text:p>
      <text:p text:style-name="P68"><text:s text:c="4"/>"data": [</text:p>
      <text:p text:style-name="P17"><text:span text:style-name="T13"><text:s text:c="6"/></text:span><text:span text:style-name="T21"><text:s text:c="4"/>{</text:span></text:p>
      <text:p text:style-name="P108"><text:s text:c="12"/>"id": 1,</text:p>
      <text:p text:style-name="P108"><text:s text:c="12"/>"name": "USD",</text:p>
      <text:p text:style-name="P108"><text:s text:c="12"/>"code": "usd",</text:p>
      <text:p text:style-name="P108"><text:s text:c="12"/>"is_active": true,</text:p>
      <text:p text:style-name="P108"><text:s text:c="12"/>"createdAt": "2020-03-29T13:38:10.000Z",</text:p>
      <text:p text:style-name="P108"><text:s text:c="12"/>"updatedAt": null,</text:p>
      <text:p text:style-name="P108"><text:s text:c="12"/>"deletedAt": null</text:p>
      <text:p text:style-name="P108"><text:soft-page-break/><text:s text:c="8"/>},</text:p>
      <text:p text:style-name="P108"><text:s text:c="8"/>{</text:p>
      <text:p text:style-name="P108"><text:s text:c="12"/>"id": 2,</text:p>
      <text:p text:style-name="P108"><text:s text:c="12"/>"name": "AED",</text:p>
      <text:p text:style-name="P108"><text:s text:c="12"/>"code": "aed",</text:p>
      <text:p text:style-name="P108"><text:s text:c="12"/>"is_active": true,</text:p>
      <text:p text:style-name="P108"><text:s text:c="12"/>"createdAt": "2020-03-29T13:38:10.000Z",</text:p>
      <text:p text:style-name="P108"><text:s text:c="12"/>"updatedAt": null,</text:p>
      <text:p text:style-name="P108"><text:s text:c="12"/>"deletedAt": null</text:p>
      <text:p text:style-name="P108"><text:s text:c="8"/>},</text:p>
      <text:p text:style-name="P68"><text:s text:c="4"/>],</text:p>
      <text:p text:style-name="P17"><text:span text:style-name="T13"><text:s text:c="4"/>"count": </text:span><text:span text:style-name="T21">2</text:span></text:p>
      <text:p text:style-name="P71">}</text:p>
      <text:p text:style-name="P83"/>
      <text:p text:style-name="P123">12) Countries List</text:p>
      <text:p text:style-name="P123"/>
      <text:p text:style-name="P53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09"/>
      <text:p text:style-name="P69">METHOD :GET </text:p>
      <text:p text:style-name="P69"/>
      <text:p text:style-name="P72">RESPONSE:</text:p>
      <text:p text:style-name="P72"/>
      <text:p text:style-name="P85">{</text:p>
      <text:p text:style-name="P85"><text:s text:c="4"/>"success": true,</text:p>
      <text:p text:style-name="P85"><text:s text:c="4"/>"data": [</text:p>
      <text:p text:style-name="P85"><text:s text:c="8"/>{</text:p>
      <text:p text:style-name="P85"><text:s text:c="12"/>"id": 1,</text:p>
      <text:p text:style-name="P85"><text:s text:c="12"/>"name": "India",</text:p>
      <text:p text:style-name="P85"><text:s text:c="12"/>"slug": "india",</text:p>
      <text:p text:style-name="P85"><text:s text:c="12"/>"iso_code": null,</text:p>
      <text:p text:style-name="P85"><text:s text:c="12"/>"createdAt": "2020-03-29T11:38:29.000Z",</text:p>
      <text:p text:style-name="P85"><text:s text:c="12"/>"updatedAt": "2020-03-29T11:38:29.000Z",</text:p>
      <text:p text:style-name="P85"><text:s text:c="12"/>"deletedAt": null,</text:p>
      <text:p text:style-name="P85"><text:s text:c="12"/>"is_active": true</text:p>
      <text:p text:style-name="P85"><text:s text:c="8"/>}</text:p>
      <text:p text:style-name="P85"><text:s text:c="4"/>],</text:p>
      <text:p text:style-name="P85"><text:s text:c="4"/>"count": 1</text:p>
      <text:p text:style-name="P85">}</text:p>
      <text:p text:style-name="P85"/>
      <text:p text:style-name="P124">13) COUNTRIES ADD</text:p>
      <text:p text:style-name="P124"/>
      <text:p text:style-name="P124"/>
      <text:p text:style-name="P54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</text:span></text:p>
      <text:p text:style-name="P110"/>
      <text:p text:style-name="P42"><text:span text:style-name="T30">METHOD : </text:span><text:span text:style-name="T34">POST</text:span></text:p>
      <text:p text:style-name="P86"/>
      <text:p text:style-name="P48"><text:span text:style-name="T34">R</text:span><text:span text:style-name="T30">EQUEST:</text:span></text:p>
      <text:p text:style-name="P88"/>
      <text:p text:style-name="P88">{</text:p>
      <text:p text:style-name="P88"><text:tab/>"name":"united Kingdom",</text:p>
      <text:p text:style-name="P88"><text:tab/>"is_active":1,</text:p>
      <text:p text:style-name="P88"><text:tab/>"is_code":"UK"</text:p>
      <text:p text:style-name="P88">}</text:p>
      <text:p text:style-name="P83"/>
      <text:p text:style-name="P83"/>
      <text:p text:style-name="P88">RESPONSE:</text:p>
      <text:p text:style-name="P88"/>
      <text:p text:style-name="P88">{</text:p>
      <text:p text:style-name="P88"><text:s text:c="4"/>"success": true,</text:p>
      <text:p text:style-name="P88"><text:s text:c="4"/>"data": {</text:p>
      <text:p text:style-name="P88"><text:s text:c="8"/>"id": 2,</text:p>
      <text:p text:style-name="P88"><text:s text:c="8"/>"name": "united Kingdom",</text:p>
      <text:p text:style-name="P88"><text:soft-page-break/><text:s text:c="8"/>"is_active": true,</text:p>
      <text:p text:style-name="P88"><text:s text:c="8"/>"slug": "united-kingdom",</text:p>
      <text:p text:style-name="P88"><text:s text:c="8"/>"updatedAt": "2020-03-29T11:44:20.501Z",</text:p>
      <text:p text:style-name="P88"><text:s text:c="8"/>"createdAt": "2020-03-29T11:44:20.501Z"</text:p>
      <text:p text:style-name="P88"><text:s text:c="4"/>}</text:p>
      <text:p text:style-name="P88">}</text:p>
      <text:p text:style-name="P88"/>
      <text:p text:style-name="P125">14) COUNTRIES EDIT</text:p>
      <text:p text:style-name="P90"/>
      <text:p text:style-name="P90"/>
      <text:p text:style-name="P55"><text:span text:style-name="T12">URL: </text:span><text:a xlink:type="simple" xlink:href="http://127.0.0.1:8012/api/categories" text:style-name="Internet_20_link" text:visited-style-name="Visited_20_Internet_20_Link"><text:span text:style-name="T31">http://127.0.0.1:8012/api/</text:span></text:a><text:span text:style-name="T32">c</text:span><text:span text:style-name="T33">ountries/</text:span></text:p>
      <text:p text:style-name="P111"/>
      <text:p text:style-name="P43"><text:span text:style-name="T30">METHOD : </text:span><text:span text:style-name="T34">POST</text:span></text:p>
      <text:p text:style-name="P87"/>
      <text:p text:style-name="P49"><text:span text:style-name="T34">R</text:span><text:span text:style-name="T30">EQUEST:</text:span></text:p>
      <text:p text:style-name="P89"/>
      <text:p text:style-name="P89">{</text:p>
      <text:p text:style-name="P89"><text:tab/>"name":"united Kingdom",</text:p>
      <text:p text:style-name="P89"><text:tab/>"is_active":1,</text:p>
      <text:p text:style-name="P89"><text:tab/>"is_code":"UK",</text:p>
      <text:p text:style-name="P49"><text:span text:style-name="T30"><text:tab/>“</text:span><text:span text:style-name="T35">id</text:span><text:span text:style-name="T30">”:</text:span><text:span text:style-name="T35">1</text:span></text:p>
      <text:p text:style-name="P89">}</text:p>
      <text:p text:style-name="P89"/>
      <text:p text:style-name="P91">RESPONSE:</text:p>
      <text:p text:style-name="P92">{</text:p>
      <text:p text:style-name="P92"><text:s text:c="4"/>"success": true,</text:p>
      <text:p text:style-name="P92"><text:s text:c="4"/>"message": "Updated successfully."</text:p>
      <text:p text:style-name="P92">}</text:p>
      <text:p text:style-name="P84"/>
      <text:p text:style-name="P126">15) COUNTRIES DELETE</text:p>
      <text:p text:style-name="P126"/>
      <text:p text:style-name="P29"><text:span text:style-name="T44">URL: </text:span><text:a xlink:type="simple" xlink:href="http://127.0.0.1:8012/api/categories" text:style-name="Internet_20_link" text:visited-style-name="Visited_20_Internet_20_Link"><text:span text:style-name="T13">http://127.0.0.1:8012/api/c</text:span></text:a><text:span text:style-name="T22">ountries</text:span><text:span text:style-name="T13">/</text:span><text:span text:style-name="T20">&lt;:id&gt;</text:span></text:p>
      <text:p text:style-name="P112"/>
      <text:p text:style-name="P73">METHOD :DELETE</text:p>
      <text:p text:style-name="P73"/>
      <text:p text:style-name="P19"><text:span text:style-name="T14">RESPOSN</text:span><text:span text:style-name="T15">E</text:span><text:span text:style-name="T14"><text:line-break/>{</text:span></text:p>
      <text:p text:style-name="P73"><text:s text:c="4"/>"success": true,</text:p>
      <text:p text:style-name="P73"><text:s text:c="4"/>"message": "Deleted successfully."</text:p>
      <text:p text:style-name="P73">}</text:p>
      <text:p text:style-name="P73"/>
      <text:p text:style-name="P73"/>
      <text:p text:style-name="P127">16) STATES LIST</text:p>
      <text:p text:style-name="P127"/>
      <text:p text:style-name="P30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3"/>
      <text:p text:style-name="P20"><text:span text:style-name="T14">METHOD :</text:span><text:span text:style-name="T15">GET</text:span></text:p>
      <text:p text:style-name="P74"/>
      <text:p text:style-name="P20"><text:span text:style-name="T14">RESPOSN</text:span><text:span text:style-name="T15">E:</text:span></text:p>
      <text:p text:style-name="P93"/>
      <text:p text:style-name="P94">{</text:p>
      <text:p text:style-name="P94"><text:s text:c="4"/>"success": true,</text:p>
      <text:p text:style-name="P94"><text:s text:c="4"/>"data": [</text:p>
      <text:p text:style-name="P94"><text:s text:c="8"/>{</text:p>
      <text:p text:style-name="P94"><text:s text:c="12"/>"id": 1,</text:p>
      <text:p text:style-name="P94"><text:s text:c="12"/>"country_id": 1,</text:p>
      <text:p text:style-name="P94"><text:s text:c="12"/>"name": "Tamil Nadu",</text:p>
      <text:p text:style-name="P94"><text:s text:c="12"/>"slug": "tamil-nadu",</text:p>
      <text:p text:style-name="P94"><text:s text:c="12"/>"is_active": true,</text:p>
      <text:p text:style-name="P94"><text:s text:c="12"/>"createdAt": "2020-03-29T11:56:41.000Z",</text:p>
      <text:p text:style-name="P94"><text:soft-page-break/><text:s text:c="12"/>"updatedAt": "2020-03-29T11:56:41.000Z",</text:p>
      <text:p text:style-name="P94"><text:s text:c="12"/>"deletedAt": null,</text:p>
      <text:p text:style-name="P94"><text:s text:c="12"/>"country": {</text:p>
      <text:p text:style-name="P94"><text:s text:c="16"/>"id": 1,</text:p>
      <text:p text:style-name="P94"><text:s text:c="16"/>"name": "India",</text:p>
      <text:p text:style-name="P94"><text:s text:c="16"/>"slug": "india",</text:p>
      <text:p text:style-name="P94"><text:s text:c="16"/>"iso_code": null,</text:p>
      <text:p text:style-name="P94"><text:s text:c="16"/>"createdAt": "2020-03-29T11:38:29.000Z",</text:p>
      <text:p text:style-name="P94"><text:s text:c="16"/>"updatedAt": "2020-03-29T11:38:29.000Z",</text:p>
      <text:p text:style-name="P94"><text:s text:c="16"/>"deletedAt": null,</text:p>
      <text:p text:style-name="P94"><text:s text:c="16"/>"is_active": true</text:p>
      <text:p text:style-name="P94"><text:s text:c="12"/>}</text:p>
      <text:p text:style-name="P94"><text:s text:c="8"/>}</text:p>
      <text:p text:style-name="P94"><text:s text:c="4"/>],</text:p>
      <text:p text:style-name="P94"><text:s text:c="4"/>"count": 1</text:p>
      <text:p text:style-name="P94">}</text:p>
      <text:p text:style-name="P90"/>
      <text:p text:style-name="P90"/>
      <text:p text:style-name="P57"><text:span text:style-name="T30">16) STATES </text:span><text:span text:style-name="T37">ADD</text:span></text:p>
      <text:p text:style-name="P128"/>
      <text:p text:style-name="P31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4"/>
      <text:p text:style-name="P21"><text:span text:style-name="T14">METHOD :</text:span><text:span text:style-name="T16">POST</text:span></text:p>
      <text:p text:style-name="P75"/>
      <text:p text:style-name="P100">REQUEST:</text:p>
      <text:p text:style-name="P100">{</text:p>
      <text:p text:style-name="P100"><text:tab/>"name":"Tamil Nadu",</text:p>
      <text:p text:style-name="P100"><text:tab/>"country_id":"1",</text:p>
      <text:p text:style-name="P100"><text:tab/>"is_active":1</text:p>
      <text:p text:style-name="P100">}<text:tab/></text:p>
      <text:p text:style-name="P100"/>
      <text:p text:style-name="P44"><text:span text:style-name="T30">RESPOSN</text:span><text:span text:style-name="T36">E:</text:span></text:p>
      <text:p text:style-name="P95"/>
      <text:p text:style-name="P96">{</text:p>
      <text:p text:style-name="P96"><text:s text:c="4"/>"success": true,</text:p>
      <text:p text:style-name="P96"><text:s text:c="4"/>"data": {</text:p>
      <text:p text:style-name="P96"><text:s text:c="8"/>"createdAt": "2020-03-29T11:56:41.856Z",</text:p>
      <text:p text:style-name="P96"><text:s text:c="8"/>"name": "Tamil Nadu",</text:p>
      <text:p text:style-name="P96"><text:s text:c="8"/>"country_id": "1",</text:p>
      <text:p text:style-name="P96"><text:s text:c="8"/>"is_active": true,</text:p>
      <text:p text:style-name="P96"><text:s text:c="8"/>"id": 1,</text:p>
      <text:p text:style-name="P96"><text:s text:c="8"/>"slug": "tamil-nadu",</text:p>
      <text:p text:style-name="P96"><text:s text:c="8"/>"updatedAt": "2020-03-29T11:56:41.857Z"</text:p>
      <text:p text:style-name="P96"><text:s text:c="4"/>}</text:p>
      <text:p text:style-name="P96">}</text:p>
      <text:p text:style-name="P96"/>
      <text:p text:style-name="P59"><text:span text:style-name="T36">1</text:span><text:span text:style-name="T30">7) STATES EDIT</text:span></text:p>
      <text:p text:style-name="P130"/>
      <text:p text:style-name="P32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3">states</text:span></text:p>
      <text:p text:style-name="P115"/>
      <text:p text:style-name="P22"><text:span text:style-name="T14">METHOD :</text:span><text:span text:style-name="T17">PUT</text:span></text:p>
      <text:p text:style-name="P76"/>
      <text:p text:style-name="P101">REQUEST:</text:p>
      <text:p text:style-name="P101">{</text:p>
      <text:p text:style-name="P101"><text:tab/>"name":"Tamil Nadu",</text:p>
      <text:p text:style-name="P101"><text:tab/>"country_id":"1",</text:p>
      <text:p text:style-name="P101"><text:tab/>"is_active":1,</text:p>
      <text:p text:style-name="P26"><text:span text:style-name="T14"><text:tab/>“</text:span><text:span text:style-name="T17">id</text:span><text:span text:style-name="T14">”:</text:span><text:span text:style-name="T17">1</text:span></text:p>
      <text:p text:style-name="P101">}<text:tab/></text:p>
      <text:p text:style-name="P101"/>
      <text:p text:style-name="P101"><text:soft-page-break/></text:p>
      <text:p text:style-name="P45"><text:span text:style-name="T30">RESPON</text:span><text:span text:style-name="T38">S</text:span><text:span text:style-name="T36">E:</text:span></text:p>
      <text:p text:style-name="P97"/>
      <text:p text:style-name="P97">{</text:p>
      <text:p text:style-name="P97"><text:s text:c="4"/>"success": true,</text:p>
      <text:p text:style-name="P97"><text:s text:c="4"/>"message": "Updated successfully."</text:p>
      <text:p text:style-name="P97">}</text:p>
      <text:p text:style-name="P97"/>
      <text:p text:style-name="P97"/>
      <text:p text:style-name="P61"><text:span text:style-name="T36">1</text:span><text:span text:style-name="T30">8) States DELETE</text:span></text:p>
      <text:p text:style-name="P132"/>
      <text:p text:style-name="P33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4">states</text:span><text:span text:style-name="T13">/</text:span><text:span text:style-name="T20">&lt;:id&gt;</text:span></text:p>
      <text:p text:style-name="P116"/>
      <text:p text:style-name="P77">METHOD :DELETE</text:p>
      <text:p text:style-name="P77"/>
      <text:p text:style-name="P23"><text:span text:style-name="T14">RESPOSN</text:span><text:span text:style-name="T15">E</text:span><text:span text:style-name="T14"><text:line-break/>{</text:span></text:p>
      <text:p text:style-name="P77"><text:s text:c="4"/>"success": true,</text:p>
      <text:p text:style-name="P77"><text:s text:c="4"/>"message": "Deleted successfully."</text:p>
      <text:p text:style-name="P77">}</text:p>
      <text:p text:style-name="P50"/>
      <text:p text:style-name="P77"/>
      <text:p text:style-name="P134">19) CITY LIST</text:p>
      <text:p text:style-name="P134"/>
      <text:p text:style-name="P34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5">cities</text:span></text:p>
      <text:p text:style-name="P117"/>
      <text:p text:style-name="P24"><text:span text:style-name="T14">METHOD :</text:span><text:span text:style-name="T15">GET</text:span></text:p>
      <text:p text:style-name="P78"/>
      <text:p text:style-name="P46"><text:span text:style-name="T39">RESPOSN</text:span><text:span text:style-name="T40">E:</text:span></text:p>
      <text:p text:style-name="P104">{</text:p>
      <text:p text:style-name="P104"><text:s text:c="4"/>"success": true,</text:p>
      <text:p text:style-name="P104"><text:s text:c="4"/>"data": [</text:p>
      <text:p text:style-name="P104"><text:s text:c="8"/>{</text:p>
      <text:p text:style-name="P104"><text:s text:c="12"/>"id": 1,</text:p>
      <text:p text:style-name="P104"><text:s text:c="12"/>"country_id": 1,</text:p>
      <text:p text:style-name="P104"><text:s text:c="12"/>"state_id": 1,</text:p>
      <text:p text:style-name="P104"><text:s text:c="12"/>"name": "Chennai",</text:p>
      <text:p text:style-name="P104"><text:s text:c="12"/>"slug": "chennai",</text:p>
      <text:p text:style-name="P104"><text:s text:c="12"/>"is_active": false,</text:p>
      <text:p text:style-name="P104"><text:s text:c="12"/>"createdAt": "2020-03-29T12:10:22.000Z",</text:p>
      <text:p text:style-name="P104"><text:s text:c="12"/>"updatedAt": "2020-03-29T12:10:22.000Z",</text:p>
      <text:p text:style-name="P104"><text:s text:c="12"/>"deletedAt": null,</text:p>
      <text:p text:style-name="P104"><text:s text:c="12"/>"state": {</text:p>
      <text:p text:style-name="P104"><text:s text:c="16"/>"id": 1,</text:p>
      <text:p text:style-name="P104"><text:s text:c="16"/>"country_id": 1,</text:p>
      <text:p text:style-name="P104"><text:s text:c="16"/>"name": "Tamil Nadu",</text:p>
      <text:p text:style-name="P104"><text:s text:c="16"/>"slug": "tamil-nadu",</text:p>
      <text:p text:style-name="P104"><text:s text:c="16"/>"is_active": true,</text:p>
      <text:p text:style-name="P104"><text:s text:c="16"/>"createdAt": "2020-03-29T11:56:41.000Z",</text:p>
      <text:p text:style-name="P104"><text:s text:c="16"/>"updatedAt": "2020-03-29T11:56:41.000Z",</text:p>
      <text:p text:style-name="P104"><text:s text:c="16"/>"deletedAt": null</text:p>
      <text:p text:style-name="P104"><text:s text:c="12"/>},</text:p>
      <text:p text:style-name="P104"><text:s text:c="12"/>"country": {</text:p>
      <text:p text:style-name="P104"><text:s text:c="16"/>"id": 1,</text:p>
      <text:p text:style-name="P104"><text:s text:c="16"/>"name": "India",</text:p>
      <text:p text:style-name="P104"><text:s text:c="16"/>"slug": "india",</text:p>
      <text:p text:style-name="P104"><text:s text:c="16"/>"iso_code": null,</text:p>
      <text:p text:style-name="P104"><text:s text:c="16"/>"createdAt": "2020-03-29T11:38:29.000Z",</text:p>
      <text:p text:style-name="P104"><text:s text:c="16"/>"updatedAt": "2020-03-29T11:38:29.000Z",</text:p>
      <text:p text:style-name="P104"><text:s text:c="16"/>"deletedAt": null,</text:p>
      <text:p text:style-name="P104"><text:soft-page-break/><text:s text:c="16"/>"is_active": true</text:p>
      <text:p text:style-name="P104"><text:s text:c="12"/>}</text:p>
      <text:p text:style-name="P104"><text:s text:c="8"/>}</text:p>
      <text:p text:style-name="P104"><text:s text:c="4"/>],</text:p>
      <text:p text:style-name="P104"><text:s text:c="4"/>"count": 1</text:p>
      <text:p text:style-name="P104">}</text:p>
      <text:p text:style-name="P104"/>
      <text:p text:style-name="P104"/>
      <text:p text:style-name="P58"><text:span text:style-name="T41">20</text:span><text:span text:style-name="T30">) </text:span><text:span text:style-name="T41">CITY</text:span><text:span text:style-name="T30"> </text:span><text:span text:style-name="T37">ADD</text:span></text:p>
      <text:p text:style-name="P129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6">cities</text:span></text:p>
      <text:p text:style-name="P118"/>
      <text:p text:style-name="P25"><text:span text:style-name="T14">METHOD :</text:span><text:span text:style-name="T16">POST</text:span></text:p>
      <text:p text:style-name="P79"/>
      <text:p text:style-name="P102">REQUEST:</text:p>
      <text:p text:style-name="P102">{</text:p>
      <text:p text:style-name="P27"><text:span text:style-name="T14"><text:tab/>"name":"</text:span><text:span text:style-name="T18">Chennai</text:span><text:span text:style-name="T14">",</text:span></text:p>
      <text:p text:style-name="P102"><text:tab/>"country_id":"1",</text:p>
      <text:p text:style-name="P27"><text:span text:style-name="T14"><text:tab/>“</text:span><text:span text:style-name="T18">state_id</text:span><text:span text:style-name="T14">”:</text:span><text:span text:style-name="T18">1,</text:span></text:p>
      <text:p text:style-name="P102"><text:tab/>"is_active":1</text:p>
      <text:p text:style-name="P102">}<text:tab/></text:p>
      <text:p text:style-name="P102"/>
      <text:p text:style-name="P47"><text:span text:style-name="T30">RESPOSN</text:span><text:span text:style-name="T36">E:</text:span></text:p>
      <text:p text:style-name="P98"/>
      <text:p text:style-name="P99">{</text:p>
      <text:p text:style-name="P99"><text:s text:c="4"/>"success": true,</text:p>
      <text:p text:style-name="P99"><text:s text:c="4"/>"data": {</text:p>
      <text:p text:style-name="P99"><text:s text:c="8"/>"createdAt": "2020-03-29T12:14:44.918Z",</text:p>
      <text:p text:style-name="P99"><text:s text:c="8"/>"is_active": false,</text:p>
      <text:p text:style-name="P99"><text:s text:c="8"/>"id": 3,</text:p>
      <text:p text:style-name="P99"><text:s text:c="8"/>"name": "Chennai",</text:p>
      <text:p text:style-name="P99"><text:s text:c="8"/>"country_id": 1,</text:p>
      <text:p text:style-name="P99"><text:s text:c="8"/>"state_id": 1,</text:p>
      <text:p text:style-name="P99"><text:s text:c="8"/>"slug": "chennai1",</text:p>
      <text:p text:style-name="P99"><text:s text:c="8"/>"updatedAt": "2020-03-29T12:14:44.918Z"</text:p>
      <text:p text:style-name="P99"><text:s text:c="4"/>}</text:p>
      <text:p text:style-name="P99">}</text:p>
      <text:p text:style-name="P98"/>
      <text:p text:style-name="P60"><text:span text:style-name="T42">21</text:span><text:span text:style-name="T30">) </text:span><text:span text:style-name="T42">CITY</text:span><text:span text:style-name="T30"> EDIT</text:span></text:p>
      <text:p text:style-name="P131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7">cities</text:span></text:p>
      <text:p text:style-name="P118"/>
      <text:p text:style-name="P25"><text:span text:style-name="T14">METHOD :</text:span><text:span text:style-name="T17">PUT</text:span></text:p>
      <text:p text:style-name="P79"/>
      <text:p text:style-name="P102">REQUEST:</text:p>
      <text:p text:style-name="P103">{</text:p>
      <text:p text:style-name="P28"><text:span text:style-name="T14"><text:tab/>"name":"</text:span><text:span text:style-name="T18">Chennai</text:span><text:span text:style-name="T14">",</text:span></text:p>
      <text:p text:style-name="P103"><text:tab/>"country_id":"1",</text:p>
      <text:p text:style-name="P28"><text:span text:style-name="T14"><text:tab/>“</text:span><text:span text:style-name="T18">state_id</text:span><text:span text:style-name="T14">”:</text:span><text:span text:style-name="T18">1,</text:span></text:p>
      <text:p text:style-name="P103"><text:tab/>"is_active":1,</text:p>
      <text:p text:style-name="P28"><text:span text:style-name="T14"><text:tab/>“</text:span><text:span text:style-name="T19">id</text:span><text:span text:style-name="T14">”:</text:span><text:span text:style-name="T19">1</text:span></text:p>
      <text:p text:style-name="P103">}<text:tab/></text:p>
      <text:p text:style-name="P103"/>
      <text:p text:style-name="P102"/>
      <text:p text:style-name="P102"/>
      <text:p text:style-name="P47"><text:span text:style-name="T30">RESPON</text:span><text:span text:style-name="T38">S</text:span><text:span text:style-name="T36">E:</text:span></text:p>
      <text:p text:style-name="P98"/>
      <text:p text:style-name="P98">{</text:p>
      <text:p text:style-name="P98"><text:s text:c="4"/>"success": true,</text:p>
      <text:p text:style-name="P98"><text:s text:c="4"/>"message": "Updated successfully."</text:p>
      <text:p text:style-name="P98"><text:soft-page-break/>}</text:p>
      <text:p text:style-name="P98"/>
      <text:p text:style-name="P98"/>
      <text:p text:style-name="P62"><text:span text:style-name="T43">22</text:span><text:span text:style-name="T30">) </text:span><text:span text:style-name="T43">CITY</text:span><text:span text:style-name="T30"> DELETE</text:span></text:p>
      <text:p text:style-name="P133"/>
      <text:p text:style-name="P35"><text:span text:style-name="T44">URL: </text:span><text:a xlink:type="simple" xlink:href="http://127.0.0.1:8012/api/categories" text:style-name="Internet_20_link" text:visited-style-name="Visited_20_Internet_20_Link"><text:span text:style-name="T13">http://127.0.0.1:8012/api/</text:span></text:a><text:a xlink:type="simple" xlink:href="http://127.0.0.1:8012/api/categories" text:style-name="Internet_20_link" text:visited-style-name="Visited_20_Internet_20_Link">c</text:a><text:span text:style-name="T28">ities</text:span><text:span text:style-name="T13">/</text:span><text:span text:style-name="T20">&lt;:id&gt;</text:span></text:p>
      <text:p text:style-name="P118"/>
      <text:p text:style-name="P79">METHOD :DELETE</text:p>
      <text:p text:style-name="P79"/>
      <text:p text:style-name="P25"><text:span text:style-name="T14">RESPOSN</text:span><text:span text:style-name="T15">E</text:span><text:span text:style-name="T14"><text:line-break/>{</text:span></text:p>
      <text:p text:style-name="P79"><text:s text:c="4"/>"success": true,</text:p>
      <text:p text:style-name="P79"><text:s text:c="4"/>"message": "Deleted successfully."</text:p>
      <text:p text:style-name="P79">}</text:p>
      <text:p text:style-name="P79"/>
      <text:p text:style-name="P79"/>
      <text:p text:style-name="P135">23) Events List</text:p>
      <text:p text:style-name="P135"/>
      <text:p text:style-name="P135"><text:tab/></text:p>
      <text:p text:style-name="P142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19"/>
      <text:p text:style-name="P80"><text:span text:style-name="T1">METHOD</text:span> :<text:span text:style-name="T45">GET</text:span></text:p>
      <text:p text:style-name="P80"/>
      <text:p text:style-name="P138"/>
      <text:p text:style-name="P139">RESPONSE</text:p>
      <text:p text:style-name="P105">{</text:p>
      <text:p text:style-name="P105"><text:s text:c="4"/>"success": true,</text:p>
      <text:p text:style-name="P105"><text:s text:c="4"/>"data": [</text:p>
      <text:p text:style-name="P105"><text:s text:c="8"/>{</text:p>
      <text:p text:style-name="P105"><text:s text:c="12"/>"id": 2,</text:p>
      <text:p text:style-name="P105"><text:s text:c="12"/>"user_id": 1,</text:p>
      <text:p text:style-name="P105"><text:s text:c="12"/>"name": "Food Festial 2020",</text:p>
      <text:p text:style-name="P105"><text:s text:c="12"/>"slug": "food-festial-2020",</text:p>
      <text:p text:style-name="P105"><text:s text:c="12"/>"description": "test description",</text:p>
      <text:p text:style-name="P105"><text:s text:c="12"/>"start_date": "2020-10-09T18:30:00.000Z",</text:p>
      <text:p text:style-name="P105"><text:s text:c="12"/>"end_date": "2020-10-09T18:30:00.000Z",</text:p>
      <text:p text:style-name="P105"><text:s text:c="12"/>"type": "offile",</text:p>
      <text:p text:style-name="P105"><text:s text:c="12"/>"event_visibility": "public",</text:p>
      <text:p text:style-name="P105"><text:s text:c="12"/>"thumb_nail_img_dir": "/events/",</text:p>
      <text:p text:style-name="P105"><text:s text:c="12"/>"thumb_nail_img_name": "1.png",</text:p>
      <text:p text:style-name="P105"><text:s text:c="12"/>"img_dir": "/events/",</text:p>
      <text:p text:style-name="P105"><text:s text:c="12"/>"img_name": "1.png",</text:p>
      <text:p text:style-name="P105"><text:s text:c="12"/>"venue_name": "hotel rain tree",</text:p>
      <text:p text:style-name="P105"><text:s text:c="12"/>"address_line_1": "no.2, adyar",</text:p>
      <text:p text:style-name="P105"><text:s text:c="12"/>"address_line_2": null,</text:p>
      <text:p text:style-name="P105"><text:s text:c="12"/>"city": null,</text:p>
      <text:p text:style-name="P105"><text:s text:c="12"/>"city_id": 1,</text:p>
      <text:p text:style-name="P105"><text:s text:c="12"/>"lat": null,</text:p>
      <text:p text:style-name="P105"><text:s text:c="12"/>"long": null,</text:p>
      <text:p text:style-name="P105"><text:s text:c="12"/>"tags": "food festivals, adyar food",</text:p>
      <text:p text:style-name="P105"><text:s text:c="12"/>"category_name": "Food Festivals",</text:p>
      <text:p text:style-name="P105"><text:s text:c="12"/>"category_id": 1,</text:p>
      <text:p text:style-name="P105"><text:s text:c="12"/>"currency_id": 1,</text:p>
      <text:p text:style-name="P105"><text:s text:c="12"/>"status": true,</text:p>
      <text:p text:style-name="P105"><text:s text:c="12"/>"createdAt": "2020-04-04T16:27:01.000Z",</text:p>
      <text:p text:style-name="P105"><text:s text:c="12"/>"updatedAt": "2020-04-04T16:27:01.000Z",</text:p>
      <text:p text:style-name="P105"><text:s text:c="12"/>"deletedAt": null</text:p>
      <text:p text:style-name="P105"><text:s text:c="8"/>},</text:p>
      <text:p text:style-name="P105"><text:s text:c="8"/>{</text:p>
      <text:p text:style-name="P105"><text:s text:c="12"/>"id": 1,</text:p>
      <text:p text:style-name="P105"><text:soft-page-break/><text:s text:c="12"/>"user_id": 1,</text:p>
      <text:p text:style-name="P105"><text:s text:c="12"/>"name": "Food Festial 2020",</text:p>
      <text:p text:style-name="P105"><text:s text:c="12"/>"slug": "food-festial-2020",</text:p>
      <text:p text:style-name="P105"><text:s text:c="12"/>"description": "test description",</text:p>
      <text:p text:style-name="P105"><text:s text:c="12"/>"start_date": "2020-10-09T18:30:00.000Z",</text:p>
      <text:p text:style-name="P105"><text:s text:c="12"/>"end_date": "2020-10-09T18:30:00.000Z",</text:p>
      <text:p text:style-name="P105"><text:s text:c="12"/>"type": "offile",</text:p>
      <text:p text:style-name="P105"><text:s text:c="12"/>"event_visibility": "public",</text:p>
      <text:p text:style-name="P105"><text:s text:c="12"/>"thumb_nail_img_dir": "/events/",</text:p>
      <text:p text:style-name="P105"><text:s text:c="12"/>"thumb_nail_img_name": "1.png",</text:p>
      <text:p text:style-name="P105"><text:s text:c="12"/>"img_dir": "/events/",</text:p>
      <text:p text:style-name="P105"><text:s text:c="12"/>"img_name": "1.png",</text:p>
      <text:p text:style-name="P105"><text:s text:c="12"/>"venue_name": "hotel rain tree",</text:p>
      <text:p text:style-name="P105"><text:s text:c="12"/>"address_line_1": "no.2, adyar",</text:p>
      <text:p text:style-name="P105"><text:s text:c="12"/>"address_line_2": null,</text:p>
      <text:p text:style-name="P105"><text:s text:c="12"/>"city": null,</text:p>
      <text:p text:style-name="P105"><text:s text:c="12"/>"city_id": 1,</text:p>
      <text:p text:style-name="P105"><text:s text:c="12"/>"lat": null,</text:p>
      <text:p text:style-name="P105"><text:s text:c="12"/>"long": null,</text:p>
      <text:p text:style-name="P105"><text:s text:c="12"/>"tags": "food festivals, adyar food",</text:p>
      <text:p text:style-name="P105"><text:s text:c="12"/>"category_name": "Food Festivals",</text:p>
      <text:p text:style-name="P105"><text:s text:c="12"/>"category_id": 1,</text:p>
      <text:p text:style-name="P105"><text:s text:c="12"/>"currency_id": 1,</text:p>
      <text:p text:style-name="P105"><text:s text:c="12"/>"status": true,</text:p>
      <text:p text:style-name="P105"><text:s text:c="12"/>"createdAt": "2020-04-04T16:26:05.000Z",</text:p>
      <text:p text:style-name="P105"><text:s text:c="12"/>"updatedAt": "2020-04-04T16:26:05.000Z",</text:p>
      <text:p text:style-name="P105"><text:s text:c="12"/>"deletedAt": null</text:p>
      <text:p text:style-name="P105"><text:s text:c="8"/>}</text:p>
      <text:p text:style-name="P105"><text:s text:c="4"/>],</text:p>
      <text:p text:style-name="P105"><text:s text:c="4"/>"count": 2</text:p>
      <text:p text:style-name="P105">}</text:p>
      <text:p text:style-name="P80"/>
      <text:p text:style-name="P136">23) Events <text:span text:style-name="T46">Add</text:span></text:p>
      <text:p text:style-name="P136"/>
      <text:p text:style-name="P136"><text:tab/></text:p>
      <text:p text:style-name="P143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0"/>
      <text:p text:style-name="P81"><text:span text:style-name="T1">METHOD</text:span> :<text:span text:style-name="T46">POST</text:span></text:p>
      <text:p text:style-name="P81"/>
      <text:p text:style-name="P140">Sample REQUEST</text:p>
      <text:p text:style-name="P106"/>
      <text:p text:style-name="P106">{</text:p>
      <text:p text:style-name="P106">"user_id":1,</text:p>
      <text:p text:style-name="P106">"name":"Food Festial 2020",</text:p>
      <text:p text:style-name="P106">"description":"test description",</text:p>
      <text:p text:style-name="P106">"start_date":"2020-10-10 00:00:00",</text:p>
      <text:p text:style-name="P106">"end_date":"2020-10-10 00:00:00",</text:p>
      <text:p text:style-name="P106">"category_id":"1",</text:p>
      <text:p text:style-name="P106">"category_name":"Food Festivals",</text:p>
      <text:p text:style-name="P106">"type":"offile",</text:p>
      <text:p text:style-name="P106">"event_visibility":"public",</text:p>
      <text:p text:style-name="P106">"thumb_nail_img_dir":"/events/",</text:p>
      <text:p text:style-name="P106">"thumb_nail_img_name":"1.png",</text:p>
      <text:p text:style-name="P106">"img_dir":"/events/",</text:p>
      <text:p text:style-name="P106">"img_name":"1.png",</text:p>
      <text:p text:style-name="P106">"city":"chennai",</text:p>
      <text:p text:style-name="P106">"city_id":"1",</text:p>
      <text:p text:style-name="P106">"tags":"food festivals, adyar food",</text:p>
      <text:p text:style-name="P106">"venue_name":"hotel rain tree",</text:p>
      <text:p text:style-name="P106">"address_line_1":"no.2, adyar",</text:p>
      <text:p text:style-name="P106"><text:soft-page-break/>"currency_id":"1",</text:p>
      <text:p text:style-name="P106">"event_tickets":[</text:p>
      <text:p text:style-name="P106"><text:tab/>{</text:p>
      <text:p text:style-name="P106"><text:tab/><text:tab/></text:p>
      <text:p text:style-name="P106"><text:tab/><text:tab/>"name":"SUper Doooper Ticket",</text:p>
      <text:p text:style-name="P106"><text:tab/><text:tab/>"slug":"super-dooper-ticket",</text:p>
      <text:p text:style-name="P106"><text:tab/><text:tab/>"description":"ticket Description",</text:p>
      <text:p text:style-name="P106"><text:tab/><text:tab/>"quantity":100,</text:p>
      <text:p text:style-name="P106"><text:tab/><text:tab/>"price":500,</text:p>
      <text:p text:style-name="P106"><text:tab/><text:tab/>"start_date":"2020-10-10",</text:p>
      <text:p text:style-name="P106"><text:tab/><text:tab/>"end_date":"2020-10-15",</text:p>
      <text:p text:style-name="P106"><text:tab/><text:tab/>"min_per_booking":"1",</text:p>
      <text:p text:style-name="P106"><text:tab/><text:tab/>"max_per_booking":"10"</text:p>
      <text:p text:style-name="P106"><text:tab/>},</text:p>
      <text:p text:style-name="P106"><text:tab/>{</text:p>
      <text:p text:style-name="P106"><text:tab/><text:tab/></text:p>
      <text:p text:style-name="P106"><text:tab/><text:tab/>"name":"Early Bird Ticket",</text:p>
      <text:p text:style-name="P106"><text:tab/><text:tab/>"slug":"early-bird-ticket",</text:p>
      <text:p text:style-name="P106"><text:tab/><text:tab/>"description":"ticket Description",</text:p>
      <text:p text:style-name="P106"><text:tab/><text:tab/>"quantity":100,</text:p>
      <text:p text:style-name="P106"><text:tab/><text:tab/>"price":400,</text:p>
      <text:p text:style-name="P106"><text:tab/><text:tab/>"start_date":"2020-10-10",</text:p>
      <text:p text:style-name="P106"><text:tab/><text:tab/>"end_date":"2020-10-15",</text:p>
      <text:p text:style-name="P106"><text:tab/><text:tab/>"min_per_booking":"1",</text:p>
      <text:p text:style-name="P106"><text:tab/><text:tab/>"max_per_booking":"10"</text:p>
      <text:p text:style-name="P106"><text:tab/>}</text:p>
      <text:p text:style-name="P106"><text:tab/>]</text:p>
      <text:p text:style-name="P106">}</text:p>
      <text:p text:style-name="P81"/>
      <text:p text:style-name="P137">2<text:span text:style-name="T47">4</text:span>) Events <text:span text:style-name="T47">Update</text:span></text:p>
      <text:p text:style-name="P137"/>
      <text:p text:style-name="P144"><text:span text:style-name="T4">URL</text:span><text:span text:style-name="T44">: </text:span><text:a xlink:type="simple" xlink:href="http://127.0.0.1:8012/api/categories" text:style-name="Internet_20_link" text:visited-style-name="Visited_20_Internet_20_Link"><text:span text:style-name="T13">http://127.0.0.1:8012/api/</text:span></text:a><text:span text:style-name="T28">events</text:span></text:p>
      <text:p text:style-name="P121"/>
      <text:p text:style-name="P82"><text:span text:style-name="T1">METHOD</text:span> :<text:span text:style-name="T48">P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0:24:00.359528842</meta:creation-date>
    <dc:date>2020-04-05T13:49:44.128899932</dc:date>
    <meta:editing-duration>PT6H4M50S</meta:editing-duration>
    <meta:editing-cycles>32</meta:editing-cycles>
    <meta:generator>LibreOffice/5.1.6.2$Linux_X86_64 LibreOffice_project/10m0$Build-2</meta:generator>
    <meta:document-statistic meta:table-count="0" meta:image-count="0" meta:object-count="0" meta:page-count="12" meta:paragraph-count="508" meta:word-count="932" meta:character-count="11537" meta:non-whitespace-character-count="8680"/>
  </office:meta>
</office:document-meta>
</file>